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6445in"/>
    </style:style>
    <style:style style:name="co11" style:family="table-column">
      <style:table-column-properties fo:break-before="auto" style:column-width="3.0807in"/>
    </style:style>
    <style:style style:name="co3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7807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5618in"/>
    </style:style>
    <style:style style:name="co7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0.6772in"/>
    </style:style>
    <style:style style:name="co13" style:family="table-column">
      <style:table-column-properties fo:break-before="auto" style:column-width="1.3543in"/>
    </style:style>
    <style:style style:name="co14" style:family="table-column">
      <style:table-column-properties fo:break-before="auto" style:column-width="2.2835in"/>
    </style:style>
    <style:style style:name="co15" style:family="table-column">
      <style:table-column-properties fo:break-before="auto" style:column-width="0.3819in"/>
    </style:style>
    <style:style style:name="co16" style:family="table-column">
      <style:table-column-properties fo:break-before="auto" style:column-width="1.5701in"/>
    </style:style>
    <style:style style:name="co17" style:family="table-column">
      <style:table-column-properties fo:break-before="auto" style:column-width="0.2945in"/>
    </style:style>
    <style:style style:name="co18" style:family="table-column">
      <style:table-column-properties fo:break-before="auto" style:column-width="2.1299in"/>
    </style:style>
    <style:style style:name="co19" style:family="table-column">
      <style:table-column-properties fo:break-before="auto" style:column-width="1.6382in"/>
    </style:style>
    <style:style style:name="co20" style:family="table-column">
      <style:table-column-properties fo:break-before="auto" style:column-width="1.6492in"/>
    </style:style>
    <style:style style:name="co21" style:family="table-column">
      <style:table-column-properties fo:break-before="auto" style:column-width="2.0425in"/>
    </style:style>
    <style:style style:name="co22" style:family="table-column">
      <style:table-column-properties fo:break-before="auto" style:column-width="1.5508in"/>
    </style:style>
    <style:style style:name="co23" style:family="table-column">
      <style:table-column-properties fo:break-before="auto" style:column-width="1.7693in"/>
    </style:style>
    <style:style style:name="co24" style:family="table-column">
      <style:table-column-properties fo:break-before="auto" style:column-width="1.3764in"/>
    </style:style>
    <style:style style:name="co25" style:family="table-column">
      <style:table-column-properties fo:break-before="auto" style:column-width="0.6118in"/>
    </style:style>
    <style:style style:name="co26" style:family="table-column">
      <style:table-column-properties fo:break-before="auto" style:column-width="0.7098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1.7583in"/>
    </style:style>
    <style:style style:name="co29" style:family="table-column">
      <style:table-column-properties fo:break-before="auto" style:column-width="1.8898in"/>
    </style:style>
    <style:style style:name="co30" style:family="table-column">
      <style:table-column-properties fo:break-before="auto" style:column-width="3.331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3882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map style:condition="is-true-formula([.$A1]=&quot;#&quot;)" style:apply-style-name="Comment" style:base-cell-address="Regions.A1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A1]=&quot;#&quot;)" style:apply-style-name="Comment" style:base-cell-address="Regions.A1"/>
    </style:style>
    <style:style style:name="ce6" style:family="table-cell" style:parent-style-name="Default" style:data-style-name="N99">
      <style:map style:condition="is-true-formula([.$A1]=&quot;#&quot;)" style:apply-style-name="Comment" style:base-cell-address="Regions.A1"/>
    </style:style>
    <style:style style:name="ce7" style:family="table-cell" style:parent-style-name="Default">
      <style:map style:condition="is-true-formula([.$A1]=&quot;#&quot;)" style:apply-style-name="Comment" style:base-cell-address="Defines.A1"/>
    </style:style>
    <style:style style:name="ce8" style:family="table-cell" style:parent-style-name="Default">
      <style:map style:condition="is-true-formula([.$A1]=&quot;#&quot;)" style:apply-style-name="Comment" style:base-cell-address="Items.A1"/>
    </style:style>
    <style:style style:name="ce9" style:family="table-cell" style:parent-style-name="Default">
      <style:map style:condition="is-true-formula([.$A1]=&quot;#&quot;)" style:apply-style-name="Comment" style:base-cell-address="Regions.A1"/>
    </style:style>
    <style:style style:name="ce10" style:family="table-cell" style:parent-style-name="Default">
      <style:map style:condition="is-true-formula([.$A1]=&quot;#&quot;)" style:apply-style-name="Comment" style:base-cell-address="Defines.A1"/>
    </style:style>
    <style:style style:name="ce11" style:family="table-cell" style:parent-style-name="Default">
      <style:map style:condition="is-true-formula([.$A1]=&quot;#&quot;)" style:apply-style-name="Comment" style:base-cell-address="Locations.A1"/>
    </style:style>
    <style:style style:name="ce12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13" style:family="table-cell" style:parent-style-name="Default">
      <style:map style:condition="is-true-formula([.$A1]=&quot;#&quot;)" style:apply-style-name="Comment" style:base-cell-address="Locations.A1"/>
    </style:style>
    <style:style style:name="ce14" style:family="table-cell" style:parent-style-name="Default">
      <style:map style:condition="is-true-formula([.$A113]=&quot;#&quot;)" style:apply-style-name="Comment" style:base-cell-address="Locations.B113"/>
    </style:style>
    <style:style style:name="ce15" style:family="table-cell" style:parent-style-name="Default">
      <style:map style:condition="is-true-formula([.$A1]=&quot;#&quot;)" style:apply-style-name="Comment" style:base-cell-address="Defines.A1"/>
    </style:style>
    <style:style style:name="ce16" style:family="table-cell" style:parent-style-name="Default" style:data-style-name="N100">
      <style:table-cell-properties fo:wrap-option="wrap"/>
      <style:map style:condition="is-true-formula([.$A1]=&quot;#&quot;)" style:apply-style-name="Comment" style:base-cell-address="Locations.A1"/>
    </style:style>
    <style:style style:name="ce17" style:family="table-cell" style:parent-style-name="Default" style:data-style-name="N100">
      <style:map style:condition="is-true-formula([.$A1]=&quot;#&quot;)" style:apply-style-name="Comment" style:base-cell-address="Locations.A1"/>
    </style:style>
    <style:style style:name="ce18" style:family="table-cell" style:parent-style-name="Default">
      <style:map style:condition="is-true-formula([.$A1]=&quot;#&quot;)" style:apply-style-name="Comment" style:base-cell-address="Regions.A1"/>
    </style:style>
    <style:style style:name="ce19" style:family="table-cell" style:parent-style-name="Default"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20" style:family="table-cell" style:parent-style-name="Defaul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1" style:family="table-cell" style:parent-style-name="Default"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22" style:family="table-cell" style:parent-style-name="Defaul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3" style:family="table-cell" style:parent-style-name="Default">
      <style:table-cell-properties fo:wrap-option="wrap"/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24" style:family="table-cell" style:parent-style-name="Default" style:data-style-name="N99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5" style:family="table-cell" style:parent-style-name="Commen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6" style:family="table-cell" style:parent-style-name="Commen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7" style:family="table-cell" style:parent-style-name="Default" style:data-style-name="N99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</office:automatic-styles>
  <office:body>
    <office:spreadsheet>
      <table:table table:name="Defines" table:style-name="ta1" table:print="false"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3" table:number-columns-repeated="1019" table:default-cell-style-name="ce7"/>
        <table:table-row table:style-name="ro1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ASSIGN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VAR_BATDOLL</text:p>
          </table:table-cell>
          <table:table-cell office:value-type="float" office:value="181">
            <text:p>18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KELDOLL</text:p>
          </table:table-cell>
          <table:table-cell office:value-type="float" office:value="182">
            <text:p>18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FROGDOLL</text:p>
          </table:table-cell>
          <table:table-cell office:value-type="float" office:value="183">
            <text:p>18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GHOSTDOLL</text:p>
          </table:table-cell>
          <table:table-cell office:value-type="float" office:value="184">
            <text:p>18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MUMMYDOLL</text:p>
          </table:table-cell>
          <table:table-cell office:value-type="float" office:value="185">
            <text:p>185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WAMPDOLL</text:p>
          </table:table-cell>
          <table:table-cell office:value-type="float" office:value="186">
            <text:p>18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VAMPDOLL</text:p>
          </table:table-cell>
          <table:table-cell office:value-type="float" office:value="187">
            <text:p>187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WOLFDOLL</text:p>
          </table:table-cell>
          <table:table-cell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EVILIZER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WL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RAV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EMS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POLTERGUY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DARKNESS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ESTRANK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OONYBALL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SSBASH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NKULA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NEAK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OLFDEN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ANNOY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SCU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NGAME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OMBO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OCKS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SRV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KILLALL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UNDREDPCT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IVAL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ARRY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FRANKENJ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COMBO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ATTAILS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MIX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CRAFT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HIEF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100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IOT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WAMPDOG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CORE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RAWL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2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ASTER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LIGH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ISC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ERRO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RPRIS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QUICK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EMS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IDEKICK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OMING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MAXPOWER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VINTAGE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ONKUL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OAD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RYSTAL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DAR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EAVYHIT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PIDFIRE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EATH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ALLACCES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WAMPDO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ARDCOR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AVEANY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UID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LOMO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ORPSE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FROGWPN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ITCH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EREWOLF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SPAWN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KICKCAT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NDSURVIVAL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MMON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IEF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ALLWALK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PERSURV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END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TINKY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ULTRAWEAPON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ORNS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GEN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NOFARLEY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BADGEMOD</text:p>
          </table:table-cell>
          <table:table-cell office:value-type="float" office:value="1000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MODEMOD</text:p>
          </table:table-cell>
          <table:table-cell office:value-type="float" office:value="2000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FILLERMOD</text:p>
          </table:table-cell>
          <table:table-cell office:value-type="float" office:value="3000">
            <text:p>3000</text:p>
          </table:table-cell>
          <table:table-cell table:number-columns-repeated="1021"/>
        </table:table-row>
        <table:table-row table:style-name="ro1">
          <table:table-cell office:value-type="string">
            <text:p>#</text:p>
          </table:table-cell>
          <table:table-cell office:value-type="string">
            <text:p>AP_DOLLMOD</text:p>
          </table:table-cell>
          <table:table-cell office:value-type="float" office:value="4000">
            <text:p>400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SURVIVA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SSBAS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LOONYBA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WL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ADG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REMI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1" table:print="false">
        <table:table-column table:style-name="co9" table:default-cell-style-name="ce8"/>
        <table:table-column table:style-name="co13" table:default-cell-style-name="ce8"/>
        <table:table-column table:style-name="co14" table:number-columns-repeated="2" table:default-cell-style-name="ce8"/>
        <table:table-column table:style-name="co3" table:number-columns-repeated="2" table:default-cell-style-name="ce8"/>
        <table:table-column table:style-name="co15" table:default-cell-style-name="ce8"/>
        <table:table-column table:style-name="co3" table:default-cell-style-name="ce8"/>
        <table:table-column table:style-name="co16" table:default-cell-style-name="ce8"/>
        <table:table-column table:style-name="co3" table:number-columns-repeated="1015" table:default-cell-style-name="ce8"/>
        <table:table-row table:style-name="ro2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  <table:table-cell office:value-type="string">
            <text:p>TrackerType</text:p>
          </table:table-cell>
          <table:table-cell office:value-type="string">
            <text:p>Sound</text:p>
          </table:table-cell>
          <table:table-cell office:value-type="string">
            <text:p>IC glitch</text:p>
          </table:table-cell>
          <table:table-cell office:value-type="string">
            <text:p>Flag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MUSH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FINISH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EOW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  <table:table-cell office:value-type="string">
            <text:p>consumab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GET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20/20 Vision</text:p>
          </table:table-cell>
          <table:table-cell office:value-type="string">
            <text:p>CH_LIGH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isco Mode</text:p>
          </table:table-cell>
          <table:table-cell office:value-type="string">
            <text:p>CH_DISC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rror Mode</text:p>
          </table:table-cell>
          <table:table-cell office:value-type="string">
            <text:p>CH_TERRO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prise Mode</text:p>
          </table:table-cell>
          <table:table-cell office:value-type="string">
            <text:p>CH_SURPRI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uick Mode</text:p>
          </table:table-cell>
          <table:table-cell office:value-type="string">
            <text:p>CH_QU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finite Gems</text:p>
          </table:table-cell>
          <table:table-cell office:value-type="string">
            <text:p>CH_GEM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dekick</text:p>
          </table:table-cell>
          <table:table-cell office:value-type="string">
            <text:p>CH_SIDEK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ming Shots</text:p>
          </table:table-cell>
          <table:table-cell office:value-type="string">
            <text:p>CH_HOMIN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ltimate Firepower</text:p>
          </table:table-cell>
          <table:table-cell office:value-type="string">
            <text:p>CH_MAXPOWE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intage Mode</text:p>
          </table:table-cell>
          <table:table-cell office:value-type="string">
            <text:p>CH_VINTAG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Bonkula</text:p>
          </table:table-cell>
          <table:table-cell office:value-type="string">
            <text:p>CH_BONKULA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Toad</text:p>
          </table:table-cell>
          <table:table-cell office:value-type="string">
            <text:p>CH_TOA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rystal Ball</text:p>
          </table:table-cell>
          <table:table-cell office:value-type="string">
            <text:p>CH_CRYST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adar</text:p>
          </table:table-cell>
          <table:table-cell office:value-type="string">
            <text:p>CH_RADA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eavy Hitter</text:p>
          </table:table-cell>
          <table:table-cell office:value-type="string">
            <text:p>CH_HEAVYHI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apid Fire</text:p>
          </table:table-cell>
          <table:table-cell office:value-type="string">
            <text:p>CH_RAPIDFI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ouch Of Death</text:p>
          </table:table-cell>
          <table:table-cell office:value-type="string">
            <text:p>CH_DEAT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ll Access Pass</text:p>
          </table:table-cell>
          <table:table-cell office:value-type="string">
            <text:p>CH_ALLACCES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Swampdog</text:p>
          </table:table-cell>
          <table:table-cell office:value-type="string">
            <text:p>CH_SWAMPDO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ardcore Mode</text:p>
          </table:table-cell>
          <table:table-cell office:value-type="string">
            <text:p>CH_HARDCO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ave Anywhere</text:p>
          </table:table-cell>
          <table:table-cell office:value-type="string">
            <text:p>CH_SAVEAN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Guided Shots</text:p>
          </table:table-cell>
          <table:table-cell office:value-type="string">
            <text:p>CH_GUIDE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lo-Mo</text:p>
          </table:table-cell>
          <table:table-cell office:value-type="string">
            <text:p>CH_SLOM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ombo-Bombo</text:p>
          </table:table-cell>
          <table:table-cell office:value-type="string">
            <text:p>CH_CORP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Frog-o-rama</text:p>
          </table:table-cell>
          <table:table-cell office:value-type="string">
            <text:p>CH_FROGWP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Witch</text:p>
          </table:table-cell>
          <table:table-cell office:value-type="string">
            <text:p>CH_WITC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Werewolf</text:p>
          </table:table-cell>
          <table:table-cell office:value-type="string">
            <text:p>CH_WEREWOL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Enemy Overload</text:p>
          </table:table-cell>
          <table:table-cell office:value-type="string">
            <text:p>CH_RESPAW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ick The Cat!</text:p>
          </table:table-cell>
          <table:table-cell office:value-type="string">
            <text:p>CH_KICKCA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finite Survival</text:p>
          </table:table-cell>
          <table:table-cell office:value-type="string">
            <text:p>CH_RNDSURVIV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Summony</text:p>
          </table:table-cell>
          <table:table-cell office:value-type="string">
            <text:p>CH_SUMM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Ninja Girl</text:p>
          </table:table-cell>
          <table:table-cell office:value-type="string">
            <text:p>CH_THIE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lecular Dispersion</text:p>
          </table:table-cell>
          <table:table-cell office:value-type="string">
            <text:p>CH_WALLWAL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uaranteed Survival</text:p>
          </table:table-cell>
          <table:table-cell office:value-type="string">
            <text:p>CH_SUPERSURV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Bend It Like Bouapha</text:p>
          </table:table-cell>
          <table:table-cell office:value-type="string">
            <text:p>CH_BEN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nky Farley</text:p>
          </table:table-cell>
          <table:table-cell office:value-type="string">
            <text:p>CH_STINK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ltra Weapons Are Go!</text:p>
          </table:table-cell>
          <table:table-cell office:value-type="string">
            <text:p>CH_ULTRAWEAP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horns Aura</text:p>
          </table:table-cell>
          <table:table-cell office:value-type="string">
            <text:p>CH_THORN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nster Regeneration</text:p>
          </table:table-cell>
          <table:table-cell office:value-type="string">
            <text:p>CH_REGE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rley Free Zone</text:p>
          </table:table-cell>
          <table:table-cell office:value-type="string">
            <text:p>CH_NOFARLE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Bowling Access</text:p>
          </table:table-cell>
          <table:table-cell table:style-name="Default" office:value-type="string">
            <text:p>MODE_BOWLING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Survival Access</text:p>
          </table:table-cell>
          <table:table-cell table:style-name="Default" office:value-type="string">
            <text:p>MODE_SURVIVA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Boss Bash Access</text:p>
          </table:table-cell>
          <table:table-cell table:style-name="Default" office:value-type="string">
            <text:p>MODE_BOSSBASH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Loony Ball Access</text:p>
          </table:table-cell>
          <table:table-cell table:style-name="Default" office:value-type="string">
            <text:p>MODE_LOONYBAL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Remix Access</text:p>
          </table:table-cell>
          <table:table-cell table:style-name="Default" office:value-type="string">
            <text:p>MODE_REMIX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/>
          <table:table-cell table:style-name="ce11" office:value-type="string">
            <text:p>"REMIX"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string">
            <text:p>Bat Doll</text:p>
          </table:table-cell>
          <table:table-cell table:style-name="Default" office:value-type="string">
            <text:p>VAR_BATDOLL</text:p>
          </table:table-cell>
          <table:table-cell table:style-name="ce10" office:value-type="string">
            <text:p>ITM_BA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Skeleton Doll</text:p>
          </table:table-cell>
          <table:table-cell table:style-name="Default" office:value-type="string">
            <text:p>VAR_SKELDOLL</text:p>
          </table:table-cell>
          <table:table-cell table:style-name="ce10" office:value-type="string">
            <text:p>ITM_SKEL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Frog Doll</text:p>
          </table:table-cell>
          <table:table-cell table:style-name="Default" office:value-type="string">
            <text:p>VAR_FROGDOLL</text:p>
          </table:table-cell>
          <table:table-cell table:style-name="ce10" office:value-type="string">
            <text:p>ITM_FROG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Ghost Doll</text:p>
          </table:table-cell>
          <table:table-cell table:style-name="Default" office:value-type="string">
            <text:p>VAR_GHOSTDOLL</text:p>
          </table:table-cell>
          <table:table-cell table:style-name="ce10" office:value-type="string">
            <text:p>ITM_GHOS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Mummy Doll</text:p>
          </table:table-cell>
          <table:table-cell table:style-name="Default" office:value-type="string">
            <text:p>VAR_MUMMYDOLL</text:p>
          </table:table-cell>
          <table:table-cell table:style-name="ce10" office:value-type="string">
            <text:p>ITM_MUMMY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Swampdog Doll</text:p>
          </table:table-cell>
          <table:table-cell table:style-name="Default" office:value-type="string">
            <text:p>VAR_SWAMPDOLL</text:p>
          </table:table-cell>
          <table:table-cell table:style-name="ce10" office:value-type="string">
            <text:p>ITM_SW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Vampire Doll</text:p>
          </table:table-cell>
          <table:table-cell table:style-name="Default" office:value-type="string">
            <text:p>VAR_VAMPDOLL</text:p>
          </table:table-cell>
          <table:table-cell table:style-name="ce10" office:value-type="string">
            <text:p>ITM_V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Wolfman Doll</text:p>
          </table:table-cell>
          <table:table-cell table:style-name="Default" office:value-type="string">
            <text:p>VAR_WOLFDOLL</text:p>
          </table:table-cell>
          <table:table-cell table:style-name="ce10" office:value-type="string">
            <text:p>ITM_WOLF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 office:value-type="string">
            <text:p>#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FILLER</text:p>
          </table:table-cell>
          <table:table-cell table:number-columns-repeated="1019"/>
        </table:table-row>
        <table:table-row table:style-name="ro1" table:number-rows-repeated="46">
          <table:table-cell table:number-columns-repeated="1024"/>
        </table:table-row>
        <table:table-row table:style-name="ro1" table:number-rows-repeated="6">
          <table:table-cell table:number-columns-repeated="5"/>
          <table:table-cell table:style-name="ce11"/>
          <table:table-cell table:number-columns-repeated="1018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s" table:style-name="ta1" table:print="false">
        <table:table-column table:style-name="co10" table:default-cell-style-name="ce4"/>
        <table:table-column table:style-name="co11" table:default-cell-style-name="ce4"/>
        <table:table-column table:style-name="co3" table:default-cell-style-name="ce4"/>
        <table:table-column table:style-name="co12" table:default-cell-style-name="ce4"/>
        <table:table-column table:style-name="co3" table:number-columns-repeated="1020" table:default-cell-style-name="ce4"/>
        <table:table-row table:style-name="ro1">
          <table:table-cell office:value-type="string">
            <text:p>Disabled</text:p>
          </table:table-cell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  <table:table-cell office:value-type="string">
            <text:p>OverworldX</text:p>
          </table:table-cell>
          <table:table-cell office:value-type="string">
            <text:p>OverworldY</text:p>
          </table:table-cell>
          <table:table-cell office:value-type="string">
            <text:p>Track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lloween Hill</text:p>
          </table:table-cell>
          <table:table-cell office:value-type="string">
            <text:p>True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itch's Cabin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98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ground Tunnel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wamp Gas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aunted Tower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Up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Down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I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wling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urvival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ss Bash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oony Ball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mix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tions" table:style-name="ta1" table:print="false">
        <table:table-column table:style-name="co17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20" table:default-cell-style-name="ce12"/>
        <table:table-column table:style-name="co3" table:number-columns-repeated="4" table:default-cell-style-name="ce13"/>
        <table:table-column table:style-name="co12" table:default-cell-style-name="ce13"/>
        <table:table-column table:style-name="co3" table:default-cell-style-name="ce13"/>
        <table:table-column table:style-name="co21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3"/>
        <table:table-column table:style-name="co24" table:default-cell-style-name="ce17"/>
        <table:table-column table:style-name="co3" table:number-columns-repeated="1007" table:default-cell-style-name="ce13"/>
        <table:table-row table:style-name="ro3">
          <table:table-cell table:style-name="ce12" office:value-type="string">
            <text:p>Disabled</text:p>
          </table:table-cell>
          <table:table-cell table:style-name="ce12" office:value-type="string">
            <text:p>Name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Map</text:p>
          </table:table-cell>
          <table:table-cell office:value-type="string">
            <text:p>MapID QuestID BadgeNum DollNum</text:p>
          </table:table-cell>
          <table:table-cell table:style-name="ce12" office:value-type="string">
            <text:p>Xcoord</text:p>
          </table:table-cell>
          <table:table-cell table:style-name="ce12" office:value-type="string">
            <text:p>Ycoord</text:p>
          </table:table-cell>
          <table:table-cell table:style-name="ce12" office:value-type="string">
            <text:p>Spec1ID</text:p>
          </table:table-cell>
          <table:table-cell table:style-name="ce12" office:value-type="string">
            <text:p>Spec2ID</text:p>
          </table:table-cell>
          <table:table-cell table:style-name="ce12" office:value-type="string">
            <text:p>Region</text:p>
          </table:table-cell>
          <table:table-cell table:style-name="ce12" office:value-type="string">
            <text:p>Comment</text:p>
          </table:table-cell>
          <table:table-cell office:value-type="string">
            <text:p>Logic</text:p>
          </table:table-cell>
          <table:table-cell office:value-type="string">
            <text:p>Glitch Logic</text:p>
          </table:table-cell>
          <table:table-cell office:value-type="string">
            <text:p>Peek Logic</text:p>
          </table:table-cell>
          <table:table-cell table:style-name="ce12" office:value-type="string">
            <text:p>Tracker Override</text:p>
          </table:table-cell>
          <table:table-cell table:style-name="ce16" office:value-type="string">
            <text:p>Chat Codes</text:p>
          </table:table-cell>
          <table:table-cell table:style-name="ce12" office:value-type="string">
            <text:p>Flags</text:p>
          </table:table-cell>
          <table:table-cell table:style-name="ce12" office:value-type="string">
            <text:p>Vanilla Item</text:p>
          </table:table-cell>
          <table:table-cell table:style-name="ce12" table:number-columns-repeated="1005"/>
        </table:table-row>
        <table:table-row table:style-name="ro1">
          <table:table-cell/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can_reach(Halloween Hill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  <table:table-cell/>
          <table:table-cell office:value-type="string">
            <text:p>can_reach(Halloween Hill) or can_reach(Rocky Cliffs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</text:p>
          </table:table-cell>
          <table:table-cell/>
          <table:table-cell office:value-type="string">
            <text:p>have_light_source()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5"/>
          <table:table-cell office:value-type="string">
            <text:p>14,1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 table:number-columns-repeated="4"/>
          <table:table-cell office:value-type="string">
            <text:p>Underground Tunnel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4"/>
          <table:table-cell office:value-type="string">
            <text:p>A Cabin Seer</text:p>
          </table:table-cell>
          <table:table-cell office:value-type="string">
            <text:p>13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 Floor 2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 table:number-columns-repeated="4"/>
          <table:table-cell office:value-type="string">
            <text:p>Haunted Tower</text:p>
          </table:table-cell>
          <table:table-cell office:value-type="string">
            <text:p>68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  <table:table-cell table:number-columns-repeated="2"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R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office:value-type="string">
            <text:p>have_special_weapon_damage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nkula Item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The 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have_light_source() and "Fertilizer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 office:value-type="string">
            <text:p>Halloween Hill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 office:value-type="string">
            <text:p>Halloween Hill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  <table:table-cell table:number-columns-repeated="3"/>
          <table:table-cell office:value-type="string">
            <text:p>26,2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 office:value-type="string">
            <text:p>Halloween Hill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5"/>
          <table:table-cell office:value-type="string">
            <text:p>8,9,10,16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3"/>
          <table:table-cell office:value-type="string">
            <text:p>31,19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Picking Daisies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Doom Dais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Curse The Darknes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Swamp Gas Cavern</text:p>
          </table:table-cell>
          <table:table-cell/>
          <table:table-cell office:value-type="string">
            <text:p>"Stick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 office:value-type="string">
            <text:p>Halloween Hill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 office:value-type="string">
            <text:p>Halloween Hill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42,43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Mystery Lake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 office:value-type="string">
            <text:p>Halloween Hill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table:style-name="ce13" office:value-type="string">
            <text:p>"Orb"4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Beneath The Lak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Frankenjulie's Laboratory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Happy Stick?!?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A True Hero</text:p>
          </table:table-cell>
          <table:table-cell office:value-type="string">
            <text:p>Quest</text:p>
          </table:table-cell>
          <table:table-cell office:value-type="float" office:value="106">
            <text:p>10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Under The Ravine</text:p>
          </table:table-cell>
          <table:table-cell/>
          <table:table-cell office:value-type="string">
            <text:p>"Fertilizer" and have_bombs(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7">
            <text:p>107</text:p>
          </table:table-cell>
          <table:table-cell office:value-type="string">
            <text:p>Halloween Hill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 and "Silver"</text:p>
          </table:table-cell>
          <table:table-cell table:number-columns-repeated="3"/>
          <table:table-cell office:value-type="string">
            <text:p>70,7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8">
            <text:p>10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reach(Larry's Lair)</text:p>
          </table:table-cell>
          <table:table-cell table:number-columns-repeated="3"/>
          <table:table-cell office:value-type="string">
            <text:p>85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9">
            <text:p>10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Doom Daisy" and "Mushroom"10</text:p>
          </table:table-cell>
          <table:table-cell table:number-columns-repeated="3"/>
          <table:table-cell office:value-type="string">
            <text:p>29,60,61,62,16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The Haunted Tower</text:p>
          </table:table-cell>
          <table:table-cell office:value-type="string">
            <text:p>Quest</text:p>
          </table:table-cell>
          <table:table-cell office:value-type="float" office:value="110">
            <text:p>11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Haunted Tower Roof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>
            <text:p>Q: The Last Gate</text:p>
          </table:table-cell>
          <table:table-cell office:value-type="string">
            <text:p>Quest</text:p>
          </table:table-cell>
          <table:table-cell office:value-type="float" office:value="111">
            <text:p>11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Castle Vampy IV</text:p>
          </table:table-cell>
          <table:table-cell/>
          <table:table-cell table:style-name="ce13" office:value-type="string">
            <text:p>"Vampire Bust"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12">
            <text:p>11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5"/>
          <table:table-cell office:value-type="string">
            <text:p>79</text:p>
          </table:table-cell>
          <table:table-cell table:number-columns-repeated="1007"/>
        </table:table-row>
        <table:table-row table:style-name="ro5">
          <table:table-cell/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13">
            <text:p>11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A Cabin Collector</text:p>
          </table:table-cell>
          <table:table-cell/>
          <table:table-cell office:value-type="string">
            <text:p>can_kill_werewolves() and "Ghost Potion" and can_reach(Castle Vampy)</text:p>
          </table:table-cell>
          <table:table-cell table:number-columns-repeated="3"/>
          <table:table-cell office:value-type="string">
            <text:p>92,9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vil Smashin'</text:p>
          </table:table-cell>
          <table:table-cell office:value-type="string">
            <text:p>Badge</text:p>
          </table:table-cell>
          <table:table-cell office:value-type="float" office:value="114">
            <text:p>11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7"/>
          <table:table-cell office:value-type="string">
            <text:p>Quick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owlin'</text:p>
          </table:table-cell>
          <table:table-cell office:value-type="string">
            <text:p>Badge</text:p>
          </table:table-cell>
          <table:table-cell office:value-type="float" office:value="115">
            <text:p>11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Bowling</text:p>
          </table:table-cell>
          <table:table-cell table:number-columns-repeated="7"/>
          <table:table-cell office:value-type="string">
            <text:p>Disco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ndalizin'</text:p>
          </table:table-cell>
          <table:table-cell office:value-type="string">
            <text:p>Badge</text:p>
          </table:table-cell>
          <table:table-cell office:value-type="float" office:value="116">
            <text:p>116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Zombiton</text:p>
          </table:table-cell>
          <table:table-cell table:number-columns-repeated="7"/>
          <table:table-cell office:value-type="string">
            <text:p>Vintag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reed</text:p>
          </table:table-cell>
          <table:table-cell office:value-type="string">
            <text:p>Badge</text:p>
          </table:table-cell>
          <table:table-cell office:value-type="float" office:value="117">
            <text:p>117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Infinite Gem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onster Slayin'</text:p>
          </table:table-cell>
          <table:table-cell office:value-type="string">
            <text:p>Badge</text:p>
          </table:table-cell>
          <table:table-cell office:value-type="float" office:value="118">
            <text:p>11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Sidekick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onster Poundin'</text:p>
          </table:table-cell>
          <table:table-cell office:value-type="string">
            <text:p>Badge</text:p>
          </table:table-cell>
          <table:table-cell office:value-type="float" office:value="119">
            <text:p>11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Hardcor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hostbustin'</text:p>
          </table:table-cell>
          <table:table-cell office:value-type="string">
            <text:p>Badge</text:p>
          </table:table-cell>
          <table:table-cell office:value-type="float" office:value="120">
            <text:p>12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Haunted Tower Roof</text:p>
          </table:table-cell>
          <table:table-cell table:number-columns-repeated="7"/>
          <table:table-cell office:value-type="string">
            <text:p>Homing Shot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Lookin'</text:p>
          </table:table-cell>
          <table:table-cell office:value-type="string">
            <text:p>Badge</text:p>
          </table:table-cell>
          <table:table-cell office:value-type="float" office:value="121">
            <text:p>121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7"/>
          <table:table-cell office:value-type="string">
            <text:p>20/20 Vis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Ultimate Victory</text:p>
          </table:table-cell>
          <table:table-cell office:value-type="string">
            <text:p>Badge</text:p>
          </table:table-cell>
          <table:table-cell office:value-type="float" office:value="122">
            <text:p>122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7"/>
          <table:table-cell office:value-type="string">
            <text:p>Ultimate Firepowe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Kickin'</text:p>
          </table:table-cell>
          <table:table-cell office:value-type="string">
            <text:p>Badge</text:p>
          </table:table-cell>
          <table:table-cell office:value-type="float" office:value="123">
            <text:p>12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7"/>
          <table:table-cell office:value-type="string">
            <text:p>Surpris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oss Bashin'</text:p>
          </table:table-cell>
          <table:table-cell office:value-type="string">
            <text:p>Badge</text:p>
          </table:table-cell>
          <table:table-cell office:value-type="float" office:value="124">
            <text:p>12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Boss Bash</text:p>
          </table:table-cell>
          <table:table-cell table:number-columns-repeated="7"/>
          <table:table-cell office:value-type="string">
            <text:p>Combo-Bombo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mpire Slayin'</text:p>
          </table:table-cell>
          <table:table-cell office:value-type="string">
            <text:p>Badge</text:p>
          </table:table-cell>
          <table:table-cell office:value-type="float" office:value="125">
            <text:p>12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The Heart Of Terror</text:p>
          </table:table-cell>
          <table:table-cell table:number-columns-repeated="7"/>
          <table:table-cell office:value-type="string">
            <text:p>Play As Bonkula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neakin'</text:p>
          </table:table-cell>
          <table:table-cell office:value-type="string">
            <text:p>Badge</text:p>
          </table:table-cell>
          <table:table-cell office:value-type="float" office:value="126">
            <text:p>12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Haunted Tower</text:p>
          </table:table-cell>
          <table:table-cell table:number-columns-repeated="7"/>
          <table:table-cell office:value-type="string">
            <text:p>Play As Swampdog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tch Hunt</text:p>
          </table:table-cell>
          <table:table-cell office:value-type="string">
            <text:p>Badge</text:p>
          </table:table-cell>
          <table:table-cell office:value-type="float" office:value="127">
            <text:p>127</text:p>
          </table:table-cell>
          <table:table-cell/>
          <table:table-cell office:value-type="float" office:value="13">
            <text:p>13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7"/>
          <table:table-cell office:value-type="string">
            <text:p>Play As Witch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nimal Control</text:p>
          </table:table-cell>
          <table:table-cell office:value-type="string">
            <text:p>Badge</text:p>
          </table:table-cell>
          <table:table-cell office:value-type="float" office:value="128">
            <text:p>12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kill_werewolves()</text:p>
          </table:table-cell>
          <table:table-cell table:number-columns-repeated="5"/>
          <table:table-cell office:value-type="string">
            <text:p>Play As Werewolf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nnoyance</text:p>
          </table:table-cell>
          <table:table-cell office:value-type="string">
            <text:p>Badge</text:p>
          </table:table-cell>
          <table:table-cell office:value-type="float" office:value="129">
            <text:p>12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7"/>
          <table:table-cell office:value-type="string">
            <text:p>Play As Toa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ivic Duty</text:p>
          </table:table-cell>
          <table:table-cell office:value-type="string">
            <text:p>Badge</text:p>
          </table:table-cell>
          <table:table-cell office:value-type="float" office:value="130">
            <text:p>13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7"/>
          <table:table-cell office:value-type="string">
            <text:p>Enemy Overloa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nnin'</text:p>
          </table:table-cell>
          <table:table-cell office:value-type="string">
            <text:p>Badge</text:p>
          </table:table-cell>
          <table:table-cell office:value-type="float" office:value="131">
            <text:p>13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7"/>
          <table:table-cell office:value-type="string">
            <text:p>Crystal Ba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mbo Plate</text:p>
          </table:table-cell>
          <table:table-cell office:value-type="string">
            <text:p>Badge</text:p>
          </table:table-cell>
          <table:table-cell office:value-type="float" office:value="132">
            <text:p>13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7"/>
          <table:table-cell office:value-type="string">
            <text:p>Rada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leanin' Up</text:p>
          </table:table-cell>
          <table:table-cell office:value-type="string">
            <text:p>Badge</text:p>
          </table:table-cell>
          <table:table-cell office:value-type="float" office:value="133">
            <text:p>13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Rocky Cliffs</text:p>
          </table:table-cell>
          <table:table-cell/>
          <table:table-cell table:style-name="Default" office:value-type="string">
            <text:p>have_many_bombs()</text:p>
          </table:table-cell>
          <table:table-cell table:number-columns-repeated="5"/>
          <table:table-cell office:value-type="string">
            <text:p>Heavy Hitte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indin'</text:p>
          </table:table-cell>
          <table:table-cell office:value-type="string">
            <text:p>Badge</text:p>
          </table:table-cell>
          <table:table-cell office:value-type="float" office:value="134">
            <text:p>134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office:value-type="string">
            <text:p>The Wolf Den</text:p>
          </table:table-cell>
          <table:table-cell table:number-columns-repeated="7"/>
          <table:table-cell office:value-type="string">
            <text:p>Rapid Fir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Extreme Survivin'</text:p>
          </table:table-cell>
          <table:table-cell office:value-type="string">
            <text:p>Badge</text:p>
          </table:table-cell>
          <table:table-cell office:value-type="float" office:value="135">
            <text:p>135</text:p>
          </table:table-cell>
          <table:table-cell/>
          <table:table-cell office:value-type="float" office:value="21">
            <text:p>21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Terror Mode"</text:p>
          </table:table-cell>
          <table:table-cell table:number-columns-repeated="4"/>
          <table:table-cell office:value-type="string">
            <text:p>"LONG_VANILLA"</text:p>
          </table:table-cell>
          <table:table-cell office:value-type="string">
            <text:p>Touch Of Death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Huntin'</text:p>
          </table:table-cell>
          <table:table-cell office:value-type="string">
            <text:p>Badge</text:p>
          </table:table-cell>
          <table:table-cell office:value-type="float" office:value="136">
            <text:p>136</text:p>
          </table:table-cell>
          <table:table-cell/>
          <table:table-cell office:value-type="float" office:value="22">
            <text:p>22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office:value-type="string">
            <text:p>can_reach(Rocky Cliffs) and can_reach(Zombiton) and can_reach(Slurpy Swamp Mud) and can_kill_werewolves()</text:p>
          </table:table-cell>
          <table:table-cell table:number-columns-repeated="5"/>
          <table:table-cell office:value-type="string">
            <text:p>All Access Pas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dvanced Winnin'</text:p>
          </table:table-cell>
          <table:table-cell office:value-type="string">
            <text:p>Badge</text:p>
          </table:table-cell>
          <table:table-cell office:value-type="float" office:value="137">
            <text:p>137</text:p>
          </table:table-cell>
          <table:table-cell/>
          <table:table-cell office:value-type="float" office:value="23">
            <text:p>2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Terror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urvivin'</text:p>
          </table:table-cell>
          <table:table-cell office:value-type="string">
            <text:p>Badge</text:p>
          </table:table-cell>
          <table:table-cell office:value-type="float" office:value="138">
            <text:p>138</text:p>
          </table:table-cell>
          <table:table-cell/>
          <table:table-cell office:value-type="float" office:value="24">
            <text:p>24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7"/>
          <table:table-cell office:value-type="string">
            <text:p>Save Anywher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Puppy Poundin'</text:p>
          </table:table-cell>
          <table:table-cell office:value-type="string">
            <text:p>Badge</text:p>
          </table:table-cell>
          <table:table-cell office:value-type="float" office:value="139">
            <text:p>139</text:p>
          </table:table-cell>
          <table:table-cell/>
          <table:table-cell office:value-type="float" office:value="25">
            <text:p>25</text:p>
          </table:table-cell>
          <table:table-cell table:number-columns-repeated="4"/>
          <table:table-cell office:value-type="string">
            <text:p>Larry's Lair</text:p>
          </table:table-cell>
          <table:table-cell table:number-columns-repeated="7"/>
          <table:table-cell office:value-type="string">
            <text:p>Guided Shot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ad Skeelz</text:p>
          </table:table-cell>
          <table:table-cell office:value-type="string">
            <text:p>Badge</text:p>
          </table:table-cell>
          <table:table-cell office:value-type="float" office:value="140">
            <text:p>140</text:p>
          </table:table-cell>
          <table:table-cell/>
          <table:table-cell office:value-type="float" office:value="26">
            <text:p>26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"Terror Mode"</text:p>
          </table:table-cell>
          <table:table-cell table:number-columns-repeated="4"/>
          <table:table-cell office:value-type="string">
            <text:p>"LONG_VANILLA"</text:p>
          </table:table-cell>
          <table:table-cell office:value-type="string">
            <text:p>Kick The Cat!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rankenfryin'</text:p>
          </table:table-cell>
          <table:table-cell office:value-type="string">
            <text:p>Badge</text:p>
          </table:table-cell>
          <table:table-cell office:value-type="float" office:value="141">
            <text:p>141</text:p>
          </table:table-cell>
          <table:table-cell/>
          <table:table-cell office:value-type="float" office:value="27">
            <text:p>27</text:p>
          </table:table-cell>
          <table:table-cell table:number-columns-repeated="4"/>
          <table:table-cell office:value-type="string">
            <text:p>Frankenjulie's Laboratory</text:p>
          </table:table-cell>
          <table:table-cell table:number-columns-repeated="7"/>
          <table:table-cell office:value-type="string">
            <text:p>Slo-Mo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mbo Magic</text:p>
          </table:table-cell>
          <table:table-cell office:value-type="string">
            <text:p>Badge</text:p>
          </table:table-cell>
          <table:table-cell office:value-type="float" office:value="142">
            <text:p>142</text:p>
          </table:table-cell>
          <table:table-cell/>
          <table:table-cell office:value-type="float" office:value="28">
            <text:p>28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7"/>
          <table:table-cell office:value-type="string">
            <text:p>Infinite Surviva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Hedge Clippin'</text:p>
          </table:table-cell>
          <table:table-cell office:value-type="string">
            <text:p>Badge</text:p>
          </table:table-cell>
          <table:table-cell office:value-type="float" office:value="143">
            <text:p>143</text:p>
          </table:table-cell>
          <table:table-cell/>
          <table:table-cell office:value-type="float" office:value="29">
            <text:p>29</text:p>
          </table:table-cell>
          <table:table-cell table:number-columns-repeated="4"/>
          <table:table-cell office:value-type="string">
            <text:p>Slurpy Swamp Mud</text:p>
          </table:table-cell>
          <table:table-cell office:value-type="string">
            <text:p>range checks or vampy access</text:p>
          </table:table-cell>
          <table:table-cell office:value-type="string">
            <text:p>can_reach(Vampy Land)</text:p>
          </table:table-cell>
          <table:table-cell table:number-columns-repeated="5"/>
          <table:table-cell office:value-type="string">
            <text:p>Frog-o-ram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R-R-R-Remix!</text:p>
          </table:table-cell>
          <table:table-cell office:value-type="string">
            <text:p>Badge</text:p>
          </table:table-cell>
          <table:table-cell office:value-type="float" office:value="144">
            <text:p>144</text:p>
          </table:table-cell>
          <table:table-cell/>
          <table:table-cell office:value-type="float" office:value="30">
            <text:p>3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 and "Remix Access"</text:p>
          </table:table-cell>
          <table:table-cell table:number-columns-repeated="4"/>
          <table:table-cell office:value-type="string">
            <text:p>"REMIX", "LONG"</text:p>
          </table:table-cell>
          <table:table-cell office:value-type="string">
            <text:p>Play As Summony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tchcraft</text:p>
          </table:table-cell>
          <table:table-cell office:value-type="string">
            <text:p>Badge</text:p>
          </table:table-cell>
          <table:table-cell office:value-type="float" office:value="145">
            <text:p>145</text:p>
          </table:table-cell>
          <table:table-cell/>
          <table:table-cell office:value-type="float" office:value="31">
            <text:p>3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table:style-name="ce13" office:value-type="string">
            <text:p>"Play As Witch" and have_all_weapons() and can_reach(Castle Vampy IV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Play As Ninja Girl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Ninjitsu</text:p>
          </table:table-cell>
          <table:table-cell office:value-type="string">
            <text:p>Badge</text:p>
          </table:table-cell>
          <table:table-cell office:value-type="float" office:value="146">
            <text:p>146</text:p>
          </table:table-cell>
          <table:table-cell/>
          <table:table-cell office:value-type="float" office:value="32">
            <text:p>3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Ninja Girl" and have_all_weapons()</text:p>
          </table:table-cell>
          <table:table-cell table:number-columns-repeated="4"/>
          <table:table-cell office:value-type="string">
            <text:p>"LONG_VANILLA"</text:p>
          </table:table-cell>
          <table:table-cell office:value-type="string">
            <text:p>Molecular Dispers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tayin' Alive</text:p>
          </table:table-cell>
          <table:table-cell office:value-type="string">
            <text:p>Badge</text:p>
          </table:table-cell>
          <table:table-cell office:value-type="float" office:value="147">
            <text:p>147</text:p>
          </table:table-cell>
          <table:table-cell/>
          <table:table-cell office:value-type="float" office:value="33">
            <text:p>33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Infinite Survival"</text:p>
          </table:table-cell>
          <table:table-cell table:number-columns-repeated="5"/>
          <table:table-cell office:value-type="string">
            <text:p>Guaranteed Surviva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Hooliganin'</text:p>
          </table:table-cell>
          <table:table-cell office:value-type="string">
            <text:p>Badge</text:p>
          </table:table-cell>
          <table:table-cell office:value-type="float" office:value="148">
            <text:p>148</text:p>
          </table:table-cell>
          <table:table-cell/>
          <table:table-cell office:value-type="float" office:value="34">
            <text:p>34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7"/>
          <table:table-cell office:value-type="string">
            <text:p>Bend It Like Bouaph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Swampdoggin'</text:p>
          </table:table-cell>
          <table:table-cell office:value-type="string">
            <text:p>Badge</text:p>
          </table:table-cell>
          <table:table-cell office:value-type="float" office:value="149">
            <text:p>149</text:p>
          </table:table-cell>
          <table:table-cell/>
          <table:table-cell office:value-type="float" office:value="35">
            <text:p>3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Swampdog" and can_reach(Castle Vampy IV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Stinky Farley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corin'</text:p>
          </table:table-cell>
          <table:table-cell office:value-type="string">
            <text:p>Badge</text:p>
          </table:table-cell>
          <table:table-cell office:value-type="float" office:value="150">
            <text:p>150</text:p>
          </table:table-cell>
          <table:table-cell/>
          <table:table-cell office:value-type="float" office:value="36">
            <text:p>36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7"/>
          <table:table-cell office:value-type="string">
            <text:p>Ultra Weapons Are Go!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rawlin'</text:p>
          </table:table-cell>
          <table:table-cell office:value-type="string">
            <text:p>Badge</text:p>
          </table:table-cell>
          <table:table-cell office:value-type="float" office:value="151">
            <text:p>151</text:p>
          </table:table-cell>
          <table:table-cell/>
          <table:table-cell office:value-type="float" office:value="37">
            <text:p>37</text:p>
          </table:table-cell>
          <table:table-cell table:number-columns-repeated="4"/>
          <table:table-cell office:value-type="string">
            <text:p>Benny's Cocktails</text:p>
          </table:table-cell>
          <table:table-cell/>
          <table:table-cell office:value-type="string">
            <text:p>"Touch Of Death"</text:p>
          </table:table-cell>
          <table:table-cell table:number-columns-repeated="4"/>
          <table:table-cell office:value-type="string">
            <text:p>"LONG_VANILLA"</text:p>
          </table:table-cell>
          <table:table-cell office:value-type="string">
            <text:p>Thorns Aur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Minin' For Treasure</text:p>
          </table:table-cell>
          <table:table-cell office:value-type="string">
            <text:p>Badge</text:p>
          </table:table-cell>
          <table:table-cell office:value-type="float" office:value="152">
            <text:p>152</text:p>
          </table:table-cell>
          <table:table-cell/>
          <table:table-cell office:value-type="float" office:value="38">
            <text:p>38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Abandoned Mines) and "Remix Access"</text:p>
          </table:table-cell>
          <table:table-cell table:number-columns-repeated="4"/>
          <table:table-cell office:value-type="string">
            <text:p>"REMIX"</text:p>
          </table:table-cell>
          <table:table-cell office:value-type="string">
            <text:p>Monster Regenerat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Digitally Masterin'</text:p>
          </table:table-cell>
          <table:table-cell office:value-type="string">
            <text:p>Badge</text:p>
          </table:table-cell>
          <table:table-cell office:value-type="float" office:value="153">
            <text:p>153</text:p>
          </table:table-cell>
          <table:table-cell/>
          <table:table-cell office:value-type="float" office:value="39">
            <text:p>39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ave_39_badges(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Farley Free Zon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Tree Trimming Reward</text:p>
          </table:table-cell>
          <table:table-cell office:value-type="string">
            <text:p>Reward</text:p>
          </table:table-cell>
          <table:table-cell office:value-type="float" office:value="154">
            <text:p>154</text:p>
          </table:table-cell>
          <table:table-cell office:value-type="string">
            <text:p>A Cabin</text:p>
          </table:table-cell>
          <table:table-cell table:style-name="Default" office:value-type="string">
            <text:p>VAR_TREEREWAR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A Cabin Trees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Larry's Wife Reward</text:p>
          </table:table-cell>
          <table:table-cell office:value-type="string">
            <text:p>Reward</text:p>
          </table:table-cell>
          <table:table-cell office:value-type="float" office:value="155">
            <text:p>155</text:p>
          </table:table-cell>
          <table:table-cell office:value-type="string">
            <text:p>A Cabin</text:p>
          </table:table-cell>
          <table:table-cell table:style-name="Default" office:value-type="string">
            <text:p>VAR_LARRYREWARD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string">
            <text:p>A Cabin Larry</text:p>
          </table:table-cell>
          <table:table-cell/>
          <table:table-cell office:value-type="string">
            <text:p>can_reach(Larry's Lair) and 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armer Reward</text:p>
          </table:table-cell>
          <table:table-cell office:value-type="string">
            <text:p>Reward</text:p>
          </table:table-cell>
          <table:table-cell office:value-type="float" office:value="156">
            <text:p>156</text:p>
          </table:table-cell>
          <table:table-cell office:value-type="string">
            <text:p>Halloween Hill</text:p>
          </table:table-cell>
          <table:table-cell table:style-name="Default" office:value-type="string">
            <text:p>VAR_CROPSREWARD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ayor Reward</text:p>
          </table:table-cell>
          <table:table-cell office:value-type="string">
            <text:p>Reward</text:p>
          </table:table-cell>
          <table:table-cell office:value-type="float" office:value="157">
            <text:p>157</text:p>
          </table:table-cell>
          <table:table-cell office:value-type="string">
            <text:p>Halloween Hill</text:p>
          </table:table-cell>
          <table:table-cell table:style-name="Default" office:value-type="string">
            <text:p>VAR_ZOMBIEREWARD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at Drop</text:p>
          </table:table-cell>
          <table:table-cell office:value-type="string">
            <text:p>Doll</text:p>
          </table:table-cell>
          <table:table-cell office:value-type="float" office:value="158">
            <text:p>158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bats()</text:p>
          </table:table-cell>
          <table:table-cell table:number-columns-repeated="5"/>
          <table:table-cell table:style-name="ce18" office:value-type="string">
            <text:p>Bat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keleton Drop</text:p>
          </table:table-cell>
          <table:table-cell office:value-type="string">
            <text:p>Doll</text:p>
          </table:table-cell>
          <table:table-cell office:value-type="float" office:value="159">
            <text:p>159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keleton()</text:p>
          </table:table-cell>
          <table:table-cell table:number-columns-repeated="5"/>
          <table:table-cell table:style-name="ce18" office:value-type="string">
            <text:p>Skeleton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rog Drop</text:p>
          </table:table-cell>
          <table:table-cell office:value-type="string">
            <text:p>Doll</text:p>
          </table:table-cell>
          <table:table-cell office:value-type="float" office:value="160">
            <text:p>160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frog()</text:p>
          </table:table-cell>
          <table:table-cell table:number-columns-repeated="5"/>
          <table:table-cell table:style-name="ce18" office:value-type="string">
            <text:p>Frog Doll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Ghost Drop</text:p>
          </table:table-cell>
          <table:table-cell office:value-type="string">
            <text:p>Doll</text:p>
          </table:table-cell>
          <table:table-cell office:value-type="float" office:value="161">
            <text:p>161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ghost() and "Ghost Potion"</text:p>
          </table:table-cell>
          <table:table-cell table:number-columns-repeated="5"/>
          <table:table-cell table:style-name="ce18" office:value-type="string">
            <text:p>Ghost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ummy Drop</text:p>
          </table:table-cell>
          <table:table-cell office:value-type="string">
            <text:p>Doll</text:p>
          </table:table-cell>
          <table:table-cell office:value-type="float" office:value="162">
            <text:p>162</text:p>
          </table:table-cell>
          <table:table-cell table:style-name="ce15"/>
          <table:table-cell table:style-name="ce15"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mummy()</text:p>
          </table:table-cell>
          <table:table-cell table:number-columns-repeated="5"/>
          <table:table-cell table:style-name="ce18" office:value-type="string">
            <text:p>Mummy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wampdog Drop</text:p>
          </table:table-cell>
          <table:table-cell office:value-type="string">
            <text:p>Doll</text:p>
          </table:table-cell>
          <table:table-cell office:value-type="float" office:value="163">
            <text:p>163</text:p>
          </table:table-cell>
          <table:table-cell table:style-name="ce15"/>
          <table:table-cell table:style-name="ce15"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wampdog()</text:p>
          </table:table-cell>
          <table:table-cell table:number-columns-repeated="5"/>
          <table:table-cell table:style-name="ce18" office:value-type="string">
            <text:p>Swampdog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mpire Drop</text:p>
          </table:table-cell>
          <table:table-cell office:value-type="string">
            <text:p>Doll</text:p>
          </table:table-cell>
          <table:table-cell office:value-type="float" office:value="164">
            <text:p>164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vampire()</text:p>
          </table:table-cell>
          <table:table-cell table:number-columns-repeated="5"/>
          <table:table-cell table:style-name="ce18" office:value-type="string">
            <text:p>Vampire Doll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Wolf Drop</text:p>
          </table:table-cell>
          <table:table-cell office:value-type="string">
            <text:p>Doll</text:p>
          </table:table-cell>
          <table:table-cell office:value-type="float" office:value="165">
            <text:p>165</text:p>
          </table:table-cell>
          <table:table-cell table:style-name="ce15"/>
          <table:table-cell table:style-name="ce15" office:value-type="float" office:value="7">
            <text:p>7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wolves() and can_kill_werewolves()</text:p>
          </table:table-cell>
          <table:table-cell table:number-columns-repeated="5"/>
          <table:table-cell table:style-name="ce18" office:value-type="string">
            <text:p>Wolfman Doll</text:p>
          </table:table-cell>
          <table:table-cell table:number-columns-repeated="1005"/>
        </table:table-row>
        <table:table-row table:style-name="ro4" table:number-rows-repeated="4">
          <table:table-cell table:number-columns-repeated="5"/>
          <table:table-cell table:style-name="ce15"/>
          <table:table-cell table:number-columns-repeated="1018"/>
        </table:table-row>
        <table:table-row table:style-name="ro4" table:number-rows-repeated="10">
          <table:table-cell table:number-columns-repeated="5"/>
          <table:table-cell table:style-name="ce13"/>
          <table:table-cell table:number-columns-repeated="1018"/>
        </table:table-row>
        <table:table-row table:style-name="ro4" table:number-rows-repeated="10483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trances" table:style-name="ta1" table:print="false">
        <table:table-column table:style-name="co25" table:default-cell-style-name="ce21"/>
        <table:table-column table:style-name="co11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3"/>
        <table:table-column table:style-name="co3" table:default-cell-style-name="ce21"/>
        <table:table-column table:style-name="co29" table:default-cell-style-name="ce23"/>
        <table:table-column table:style-name="co30" table:default-cell-style-name="ce23"/>
        <table:table-column table:style-name="co30" table:default-cell-style-name="ce21"/>
        <table:table-column table:style-name="co3" table:number-columns-repeated="1015" table:default-cell-style-name="ce21"/>
        <table:table-row table:style-name="ro1">
          <table:table-cell table:style-name="ce19" office:value-type="string">
            <text:p>Disabled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Glitch_Logic</text:p>
          </table:table-cell>
          <table:table-cell office:value-type="string">
            <text:p>Comments</text:p>
          </table:table-cell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Menu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Menu</text:p>
          </table:table-cell>
          <table:table-cell table:style-name="ce20" table:number-columns-repeated="2"/>
          <table:table-cell table:style-name="ce22" office:value-type="string">
            <text:p>Bowling</text:p>
          </table:table-cell>
          <table:table-cell table:style-name="ce20"/>
          <table:table-cell table:style-name="ce22" office:value-type="string">
            <text:p>"Bowling Access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Menu</text:p>
          </table:table-cell>
          <table:table-cell table:style-name="ce20" table:number-columns-repeated="2"/>
          <table:table-cell table:style-name="ce22" office:value-type="string">
            <text:p>Survival</text:p>
          </table:table-cell>
          <table:table-cell table:style-name="ce20"/>
          <table:table-cell table:style-name="ce22" office:value-type="string">
            <text:p>"Survival Access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Menu</text:p>
          </table:table-cell>
          <table:table-cell table:style-name="ce20" table:number-columns-repeated="2"/>
          <table:table-cell table:style-name="ce22" office:value-type="string">
            <text:p>Boss Bash</text:p>
          </table:table-cell>
          <table:table-cell table:style-name="ce20"/>
          <table:table-cell table:style-name="ce22" office:value-type="string">
            <text:p>"Boss Bash Access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Menu</text:p>
          </table:table-cell>
          <table:table-cell table:style-name="ce20" table:number-columns-repeated="2"/>
          <table:table-cell table:style-name="ce22" office:value-type="string">
            <text:p>Loony Ball</text:p>
          </table:table-cell>
          <table:table-cell table:style-name="ce20"/>
          <table:table-cell table:style-name="ce22" office:value-type="string">
            <text:p>"Loony Ball Access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Menu</text:p>
          </table:table-cell>
          <table:table-cell table:style-name="ce20" table:number-columns-repeated="2"/>
          <table:table-cell table:style-name="ce22" office:value-type="string">
            <text:p>Remix</text:p>
          </table:table-cell>
          <table:table-cell table:style-name="ce20"/>
          <table:table-cell table:style-name="ce22" office:value-type="string">
            <text:p>"Remix Access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lloween Hill</text:p>
          </table:table-cell>
          <table:table-cell table:style-name="ce20" table:number-columns-repeated="2"/>
          <table:table-cell table:style-name="ce22" office:value-type="string">
            <text:p>A Cabin Trees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lloween Hill</text:p>
          </table:table-cell>
          <table:table-cell table:style-name="ce20" table:number-columns-repeated="2"/>
          <table:table-cell table:style-name="ce22" office:value-type="string">
            <text:p>The Witch's Cabin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lloween Hill</text:p>
          </table:table-cell>
          <table:table-cell table:style-name="ce20" table:number-columns-repeated="2"/>
          <table:table-cell table:style-name="ce22" office:value-type="string">
            <text:p>Bonita's Cabin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lloween Hill</text:p>
          </table:table-cell>
          <table:table-cell table:style-name="ce20" table:number-columns-repeated="2"/>
          <table:table-cell table:style-name="ce22" office:value-type="string">
            <text:p>Underground Tunnel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lloween Hill</text:p>
          </table:table-cell>
          <table:table-cell table:style-name="ce20" table:number-columns-repeated="2"/>
          <table:table-cell table:style-name="ce22" office:value-type="string">
            <text:p>The Bog Pit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Slurpy Swamp Mud</text:p>
          </table:table-cell>
          <table:table-cell table:style-name="ce20" table:number-columns-repeated="2"/>
          <table:table-cell table:style-name="ce22" office:value-type="string">
            <text:p>Slurpy Swamp Mud East Warp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Slurpy Swamp Mud East Warp</text:p>
          </table:table-cell>
          <table:table-cell table:style-name="ce20" table:number-columns-repeated="2"/>
          <table:table-cell table:style-name="ce22" office:value-type="string">
            <text:p>Swamp Gas Cavern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Slurpy Swamp Mud</text:p>
          </table:table-cell>
          <table:table-cell table:style-name="ce20" table:number-columns-repeated="2"/>
          <table:table-cell table:style-name="ce22" office:value-type="string">
            <text:p>Slurpy Swamp Mud North Warp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Slurpy Swamp Mud North Warp</text:p>
          </table:table-cell>
          <table:table-cell table:style-name="ce20" table:number-columns-repeated="2"/>
          <table:table-cell table:style-name="ce22" office:value-type="string">
            <text:p>Swamp Gas Cavern Back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lloween Hill</text:p>
          </table:table-cell>
          <table:table-cell table:style-name="ce20" table:number-columns-repeated="2"/>
          <table:table-cell table:style-name="ce22" office:value-type="string">
            <text:p>A Tiny Cabin</text:p>
          </table:table-cell>
          <table:table-cell table:style-name="ce24" office:value-type="boolean" office:boolean-value="true">
            <text:p>TRUE</text:p>
          </table:table-cell>
          <table:table-cell table:style-name="ce22" office:value-type="string">
            <text:p>"Skull Key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lloween Hill</text:p>
          </table:table-cell>
          <table:table-cell table:style-name="ce20" table:number-columns-repeated="2"/>
          <table:table-cell table:style-name="ce22" office:value-type="string">
            <text:p>The Witch's Cabin Back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Zombiton</text:p>
          </table:table-cell>
          <table:table-cell table:style-name="ce20" table:number-columns-repeated="2"/>
          <table:table-cell table:style-name="ce22" office:value-type="string">
            <text:p>A Cabin Seer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Zombiton</text:p>
          </table:table-cell>
          <table:table-cell table:style-name="ce20" table:number-columns-repeated="2"/>
          <table:table-cell table:style-name="ce22" office:value-type="string">
            <text:p>Benny's Cocktails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lloween Hill</text:p>
          </table:table-cell>
          <table:table-cell table:style-name="ce20" table:number-columns-repeated="2"/>
          <table:table-cell table:style-name="ce22" office:value-type="string">
            <text:p>Dusty Crypt Entranc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Zombiton</text:p>
          </table:table-cell>
          <table:table-cell table:style-name="ce20" table:number-columns-repeated="2"/>
          <table:table-cell table:style-name="ce22" office:value-type="string">
            <text:p>Musty Crypt Entranc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Zombiton</text:p>
          </table:table-cell>
          <table:table-cell table:style-name="ce20" table:number-columns-repeated="2"/>
          <table:table-cell table:style-name="ce22" office:value-type="string">
            <text:p>A Messy Cabin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lloween Hill</text:p>
          </table:table-cell>
          <table:table-cell table:style-name="ce20" table:number-columns-repeated="2"/>
          <table:table-cell table:style-name="ce22" office:value-type="string">
            <text:p>Rusty Crypt Entranc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lloween Hill</text:p>
          </table:table-cell>
          <table:table-cell table:style-name="ce20" table:number-columns-repeated="2"/>
          <table:table-cell table:style-name="ce22" office:value-type="string">
            <text:p>Under The Lake Entrance</text:p>
          </table:table-cell>
          <table:table-cell table:style-name="ce24" office:value-type="boolean" office:boolean-value="true">
            <text:p>TRUE</text:p>
          </table:table-cell>
          <table:table-cell table:style-name="ce22" office:value-type="string">
            <text:p>"Orb"4</text:p>
          </table:table-cell>
          <table:table-cell table:style-name="ce27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lloween Hill</text:p>
          </table:table-cell>
          <table:table-cell table:style-name="ce20" table:number-columns-repeated="2"/>
          <table:table-cell table:style-name="ce22" office:value-type="string">
            <text:p>Haunted Tower Entrance</text:p>
          </table:table-cell>
          <table:table-cell table:style-name="ce24" office:value-type="boolean" office:boolean-value="true">
            <text:p>TRUE</text:p>
          </table:table-cell>
          <table:table-cell table:style-name="ce22" office:value-type="string">
            <text:p>"Ghost Potion"</text:p>
          </table:table-cell>
          <table:table-cell table:style-name="ce27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Rocky Cliffs</text:p>
          </table:table-cell>
          <table:table-cell table:style-name="ce20" table:number-columns-repeated="2"/>
          <table:table-cell table:style-name="ce22" office:value-type="string">
            <text:p>Abandoned Mines Entranc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Rocky Cliffs</text:p>
          </table:table-cell>
          <table:table-cell table:style-name="ce20" table:number-columns-repeated="2"/>
          <table:table-cell table:style-name="ce22" office:value-type="string">
            <text:p>The Shrine Of Bombulus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Rocky Cliffs</text:p>
          </table:table-cell>
          <table:table-cell table:style-name="ce20" table:number-columns-repeated="2"/>
          <table:table-cell table:style-name="ce22" office:value-type="string">
            <text:p>A Gloomy Cavern Entrance</text:p>
          </table:table-cell>
          <table:table-cell table:style-name="ce24" office:value-type="boolean" office:boolean-value="true">
            <text:p>TRUE</text:p>
          </table:table-cell>
          <table:table-cell table:style-name="ce22" office:value-type="string">
            <text:p>have_light_source()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lloween Hill</text:p>
          </table:table-cell>
          <table:table-cell table:style-name="ce20" table:number-columns-repeated="2"/>
          <table:table-cell table:style-name="ce22" office:value-type="string">
            <text:p>Happy Stick Woods</text:p>
          </table:table-cell>
          <table:table-cell table:style-name="ce24" office:value-type="boolean" office:boolean-value="true">
            <text:p>TRUE</text:p>
          </table:table-cell>
          <table:table-cell table:style-name="ce22" office:value-type="string">
            <text:p>"Happy Stick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Zombiton</text:p>
          </table:table-cell>
          <table:table-cell table:style-name="ce20" table:number-columns-repeated="2"/>
          <table:table-cell table:style-name="ce22" office:value-type="string">
            <text:p>A Cabin Larry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lloween Hill</text:p>
          </table:table-cell>
          <table:table-cell table:style-name="ce20" table:number-columns-repeated="2"/>
          <table:table-cell table:style-name="ce22" office:value-type="string">
            <text:p>The Wolf Den Entranc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Rocky Cliffs</text:p>
          </table:table-cell>
          <table:table-cell table:style-name="ce20" table:number-columns-repeated="2"/>
          <table:table-cell table:style-name="ce22" office:value-type="string">
            <text:p>Upper Creepy Caverns Left Warp</text:p>
          </table:table-cell>
          <table:table-cell table:style-name="ce24" office:value-type="boolean" office:boolean-value="true">
            <text:p>TRUE</text:p>
          </table:table-cell>
          <table:table-cell table:style-name="ce22" office:value-type="string">
            <text:p>"Bombs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Rocky Cliffs</text:p>
          </table:table-cell>
          <table:table-cell table:style-name="ce20" table:number-columns-repeated="2"/>
          <table:table-cell table:style-name="ce22" office:value-type="string">
            <text:p>Creepy Caverns Left Bottom Warp</text:p>
          </table:table-cell>
          <table:table-cell table:style-name="ce24" office:value-type="boolean" office:boolean-value="true">
            <text:p>TRUE</text:p>
          </table:table-cell>
          <table:table-cell table:style-name="ce22" office:value-type="string">
            <text:p>have_light_source()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Vampy Land</text:p>
          </table:table-cell>
          <table:table-cell table:style-name="ce20" table:number-columns-repeated="2"/>
          <table:table-cell table:style-name="ce22" office:value-type="string">
            <text:p>Creepy Caverns Right Bottom Warp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Vampy Land</text:p>
          </table:table-cell>
          <table:table-cell table:style-name="ce20" table:number-columns-repeated="2"/>
          <table:table-cell table:style-name="ce22" office:value-type="string">
            <text:p>Castle Vampy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lloween Hill</text:p>
          </table:table-cell>
          <table:table-cell table:style-name="ce20" table:number-columns-repeated="2"/>
          <table:table-cell table:style-name="ce22" office:value-type="string">
            <text:p>Cabin In The Woods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lloween Hill</text:p>
          </table:table-cell>
          <table:table-cell table:style-name="ce20" table:number-columns-repeated="2"/>
          <table:table-cell table:style-name="ce22" office:value-type="string">
            <text:p>A Cabin Collector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lloween Hill</text:p>
          </table:table-cell>
          <table:table-cell table:style-name="ce20" table:number-columns-repeated="2"/>
          <table:table-cell table:style-name="ce22" office:value-type="string">
            <text:p>A Hidey-Hol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lloween Hill</text:p>
          </table:table-cell>
          <table:table-cell table:style-name="ce20" table:number-columns-repeated="2"/>
          <table:table-cell table:style-name="ce22" office:value-type="string">
            <text:p>Swampdog Lair Entranc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A Cabin Trees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The Witch's Cabin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The Witch's Cabin Back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Bonita's Cabin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The Bog Pit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Underground Tunnel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Underground Tunnel Zombie</text:p>
          </table:table-cell>
          <table:table-cell table:style-name="ce20" table:number-columns-repeated="2"/>
          <table:table-cell table:style-name="ce22" office:value-type="string">
            <text:p>Benny's Cocktails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Swamp Gas Cavern</text:p>
          </table:table-cell>
          <table:table-cell table:style-name="ce20" table:number-columns-repeated="2"/>
          <table:table-cell table:style-name="ce22" office:value-type="string">
            <text:p>Slurpy Swamp Mud North Warp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Swamp Gas Cavern Back</text:p>
          </table:table-cell>
          <table:table-cell table:style-name="ce20" table:number-columns-repeated="2"/>
          <table:table-cell table:style-name="ce22" office:value-type="string">
            <text:p>Slurpy Swamp Mud East Warp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A Tiny Cabin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A Cabin Seer</text:p>
          </table:table-cell>
          <table:table-cell table:style-name="ce20" table:number-columns-repeated="2"/>
          <table:table-cell table:style-name="ce22" office:value-type="string">
            <text:p>Zombiton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Benny's Cocktails</text:p>
          </table:table-cell>
          <table:table-cell table:style-name="ce20" table:number-columns-repeated="2"/>
          <table:table-cell table:style-name="ce22" office:value-type="string">
            <text:p>Zombiton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Benny's Cocktails</text:p>
          </table:table-cell>
          <table:table-cell table:style-name="ce20" table:number-columns-repeated="2"/>
          <table:table-cell table:style-name="ce22" office:value-type="string">
            <text:p>Underground Tunnel Zombi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Dusty Crypt Entrance</text:p>
          </table:table-cell>
          <table:table-cell table:style-name="ce20" table:number-columns-repeated="2"/>
          <table:table-cell table:style-name="ce22" office:value-type="string">
            <text:p>Dusty Crypt</text:p>
          </table:table-cell>
          <table:table-cell table:style-name="ce24"/>
          <table:table-cell table:style-name="ce22" office:value-type="string">
            <text:p>have_light_source()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Dusty Crypt Entrance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Dusty Crypt</text:p>
          </table:table-cell>
          <table:table-cell table:style-name="ce20" table:number-columns-repeated="2"/>
          <table:table-cell table:style-name="ce22" office:value-type="string">
            <text:p>Dusty Crypt Entrance</text:p>
          </table:table-cell>
          <table:table-cell table:style-name="ce24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Musty Crypt Entrance</text:p>
          </table:table-cell>
          <table:table-cell table:style-name="ce20" table:number-columns-repeated="2"/>
          <table:table-cell table:style-name="ce22" office:value-type="string">
            <text:p>Musty Crypt</text:p>
          </table:table-cell>
          <table:table-cell table:style-name="ce24" office:value-type="boolean" office:boolean-value="true">
            <text:p>TRUE</text:p>
          </table:table-cell>
          <table:table-cell table:style-name="ce22" office:value-type="string">
            <text:p>have_light_source()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Musty Crypt Entrance</text:p>
          </table:table-cell>
          <table:table-cell table:style-name="ce20" table:number-columns-repeated="2"/>
          <table:table-cell table:style-name="ce22" office:value-type="string">
            <text:p>Zombiton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Musty Crypt</text:p>
          </table:table-cell>
          <table:table-cell table:style-name="ce20" table:number-columns-repeated="2"/>
          <table:table-cell table:style-name="ce22" office:value-type="string">
            <text:p>Musty Crypt Entrance</text:p>
          </table:table-cell>
          <table:table-cell table:style-name="ce24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Rusty Crypt Entrance</text:p>
          </table:table-cell>
          <table:table-cell table:style-name="ce20" table:number-columns-repeated="2"/>
          <table:table-cell table:style-name="ce22" office:value-type="string">
            <text:p>Rusty Crypt</text:p>
          </table:table-cell>
          <table:table-cell table:style-name="ce24"/>
          <table:table-cell table:style-name="ce22" office:value-type="string">
            <text:p>have_light_source()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Rusty Crypt Entrance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Rusty Crypt</text:p>
          </table:table-cell>
          <table:table-cell table:style-name="ce20" table:number-columns-repeated="2"/>
          <table:table-cell table:style-name="ce22" office:value-type="string">
            <text:p>Rusty Crypt Entrance</text:p>
          </table:table-cell>
          <table:table-cell table:style-name="ce24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A Messy Cabin</text:p>
          </table:table-cell>
          <table:table-cell table:style-name="ce20" table:number-columns-repeated="2"/>
          <table:table-cell table:style-name="ce22" office:value-type="string">
            <text:p>Zombiton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Under The Lake Entrance</text:p>
          </table:table-cell>
          <table:table-cell table:style-name="ce20" table:number-columns-repeated="2"/>
          <table:table-cell table:style-name="ce22" office:value-type="string">
            <text:p>Under The Lake</text:p>
          </table:table-cell>
          <table:table-cell table:style-name="ce24"/>
          <table:table-cell table:style-name="ce22" office:value-type="string">
            <text:p>have_light_source()</text:p>
          </table:table-cell>
          <table:table-cell table:style-name="ce27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Under The Lake Entrance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Under The Lake</text:p>
          </table:table-cell>
          <table:table-cell table:style-name="ce20" table:number-columns-repeated="2"/>
          <table:table-cell table:style-name="ce22" office:value-type="string">
            <text:p>Under The Lake Entrance</text:p>
          </table:table-cell>
          <table:table-cell table:style-name="ce24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Under The Lake</text:p>
          </table:table-cell>
          <table:table-cell table:style-name="ce20" table:number-columns-repeated="2"/>
          <table:table-cell table:style-name="ce22" office:value-type="string">
            <text:p>Under The Lake Exit</text:p>
          </table:table-cell>
          <table:table-cell table:style-name="ce24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Under The Lake Exit</text:p>
          </table:table-cell>
          <table:table-cell table:style-name="ce20" table:number-columns-repeated="2"/>
          <table:table-cell table:style-name="ce22" office:value-type="string">
            <text:p>Deeper Under The Lak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Under The Lake Exit</text:p>
          </table:table-cell>
          <table:table-cell table:style-name="ce20" table:number-columns-repeated="2"/>
          <table:table-cell table:style-name="ce22" office:value-type="string">
            <text:p>Under The Lake</text:p>
          </table:table-cell>
          <table:table-cell table:style-name="ce24"/>
          <table:table-cell table:style-name="ce22" table:number-columns-repeated="2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Deeper Under The Lake</text:p>
          </table:table-cell>
          <table:table-cell table:style-name="ce20" table:number-columns-repeated="2"/>
          <table:table-cell table:style-name="ce22" office:value-type="string">
            <text:p>Under The Lake Exit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Deeper Under The Lake</text:p>
          </table:table-cell>
          <table:table-cell table:style-name="ce20" table:number-columns-repeated="2"/>
          <table:table-cell table:style-name="ce22" office:value-type="string">
            <text:p>Frankenjulie's Laboratory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Frankenjulie's Laboratory</text:p>
          </table:table-cell>
          <table:table-cell table:style-name="ce20" table:number-columns-repeated="2"/>
          <table:table-cell table:style-name="ce22" office:value-type="string">
            <text:p>Deeper Under The Lak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Frankenjulie's Laboratory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unted Tower Entrance</text:p>
          </table:table-cell>
          <table:table-cell table:style-name="ce20" table:number-columns-repeated="2"/>
          <table:table-cell table:style-name="ce22" office:value-type="string">
            <text:p>Haunted Tower</text:p>
          </table:table-cell>
          <table:table-cell table:style-name="ce24"/>
          <table:table-cell table:style-name="ce22" office:value-type="string">
            <text:p>"Ghost Potion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Haunted Tower</text:p>
          </table:table-cell>
          <table:table-cell table:style-name="ce20" table:number-columns-repeated="2"/>
          <table:table-cell table:style-name="ce22" office:value-type="string">
            <text:p>Haunted Basement Entrance</text:p>
          </table:table-cell>
          <table:table-cell table:style-name="ce24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unted Tower</text:p>
          </table:table-cell>
          <table:table-cell table:style-name="ce20" table:number-columns-repeated="2"/>
          <table:table-cell table:style-name="ce20" office:value-type="string">
            <text:p>Haunted Tower Stairs Up</text:p>
          </table:table-cell>
          <table:table-cell table:style-name="ce24"/>
          <table:table-cell table:style-name="ce22"/>
          <table:table-cell table:style-name="ce27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Haunted Tower</text:p>
          </table:table-cell>
          <table:table-cell table:style-name="ce20" table:number-columns-repeated="2"/>
          <table:table-cell table:style-name="ce22" office:value-type="string">
            <text:p>Haunted Tower Stairs Down</text:p>
          </table:table-cell>
          <table:table-cell table:style-name="ce24"/>
          <table:table-cell table:style-name="ce22" office:value-type="string">
            <text:p>"Bat Key" and "Pumpkin Key" and "Skull Key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Haunted Tower Stairs Up</text:p>
          </table:table-cell>
          <table:table-cell table:style-name="ce20" table:number-columns-repeated="2"/>
          <table:table-cell table:style-name="ce22" office:value-type="string">
            <text:p>Haunted Tower Floor 2 Entranc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unted Tower Stairs Up</text:p>
          </table:table-cell>
          <table:table-cell table:style-name="ce20" table:number-columns-repeated="2"/>
          <table:table-cell table:style-name="ce22" office:value-type="string">
            <text:p>Haunted Tower</text:p>
          </table:table-cell>
          <table:table-cell table:style-name="ce24"/>
          <table:table-cell table:style-name="ce22" office:value-type="string">
            <text:p>"Ghost Potion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5">
          <table:table-cell table:style-name="ce20"/>
          <table:table-cell table:style-name="ce20" office:value-type="string">
            <text:p>Haunted Tower Stairs Down</text:p>
          </table:table-cell>
          <table:table-cell table:style-name="ce20" table:number-columns-repeated="2"/>
          <table:table-cell table:style-name="ce22" office:value-type="string">
            <text:p>Haunted Tower</text:p>
          </table:table-cell>
          <table:table-cell table:style-name="ce24"/>
          <table:table-cell table:style-name="ce22" office:value-type="string">
            <text:p>"Bat Key" and "Pumpkin Key" and "Skull Key" and "Ghost Potion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Haunted Tower Stairs Down</text:p>
          </table:table-cell>
          <table:table-cell table:style-name="ce20" table:number-columns-repeated="2"/>
          <table:table-cell table:style-name="ce22" office:value-type="string">
            <text:p>Haunted Basement Entrance</text:p>
          </table:table-cell>
          <table:table-cell table:style-name="ce24" office:value-type="boolean" office:boolean-value="true">
            <text:p>TRUE</text:p>
          </table:table-cell>
          <table:table-cell table:style-name="ce22" office:value-type="string">
            <text:p>have_light_source()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unted Tower Floor 2 Entrance</text:p>
          </table:table-cell>
          <table:table-cell table:style-name="ce20" table:number-columns-repeated="2"/>
          <table:table-cell table:style-name="ce22" office:value-type="string">
            <text:p>Haunted Tower Stairs Up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unted Tower Floor 2 Entrance</text:p>
          </table:table-cell>
          <table:table-cell table:style-name="ce20" table:number-columns-repeated="2"/>
          <table:table-cell table:style-name="ce22" office:value-type="string">
            <text:p>Haunted Tower Floor 2</text:p>
          </table:table-cell>
          <table:table-cell table:style-name="ce24"/>
          <table:table-cell table:style-name="ce22" office:value-type="string">
            <text:p>"Ghost Potion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Haunted Tower Floor 2</text:p>
          </table:table-cell>
          <table:table-cell table:style-name="ce20" table:number-columns-repeated="2"/>
          <table:table-cell table:style-name="ce22" office:value-type="string">
            <text:p>Haunted Tower Floor 2 Entrance</text:p>
          </table:table-cell>
          <table:table-cell table:style-name="ce24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Haunted Tower Floor 2</text:p>
          </table:table-cell>
          <table:table-cell table:style-name="ce20" table:number-columns-repeated="2"/>
          <table:table-cell table:style-name="ce22" office:value-type="string">
            <text:p>Haunted Tower Floor 2 Exit</text:p>
          </table:table-cell>
          <table:table-cell table:style-name="ce24"/>
          <table:table-cell table:style-name="ce22"/>
          <table:table-cell table:style-name="ce27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unted Tower Floor 2 Exit</text:p>
          </table:table-cell>
          <table:table-cell table:style-name="ce20" table:number-columns-repeated="2"/>
          <table:table-cell table:style-name="ce20" office:value-type="string">
            <text:p>Haunted Tower Floor 2</text:p>
          </table:table-cell>
          <table:table-cell table:style-name="ce24"/>
          <table:table-cell table:style-name="ce22" office:value-type="string">
            <text:p>"Ghost Potion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Haunted Tower Floor 2 Exit</text:p>
          </table:table-cell>
          <table:table-cell table:style-name="ce20" table:number-columns-repeated="2"/>
          <table:table-cell table:style-name="ce22" office:value-type="string">
            <text:p>Haunted Tower Floor 3 Entrance</text:p>
          </table:table-cell>
          <table:table-cell table:style-name="ce24" office:value-type="boolean" office:boolean-value="true">
            <text:p>TRUE</text:p>
          </table:table-cell>
          <table:table-cell table:style-name="ce22"/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unted Tower Floor 3 Entrance</text:p>
          </table:table-cell>
          <table:table-cell table:style-name="ce20" table:number-columns-repeated="2"/>
          <table:table-cell table:style-name="ce20" office:value-type="string">
            <text:p>Haunted Tower Floor 2 Exit</text:p>
          </table:table-cell>
          <table:table-cell table:style-name="ce24" office:value-type="boolean" office:boolean-value="true">
            <text:p>TRUE</text:p>
          </table:table-cell>
          <table:table-cell table:style-name="ce22"/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unted Tower Floor 3 Entrance</text:p>
          </table:table-cell>
          <table:table-cell table:style-name="ce20" table:number-columns-repeated="2"/>
          <table:table-cell table:style-name="ce20" office:value-type="string">
            <text:p>Haunted Tower Floor 3</text:p>
          </table:table-cell>
          <table:table-cell table:style-name="ce24"/>
          <table:table-cell table:style-name="ce22" office:value-type="string">
            <text:p>"Ghost Potion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Haunted Tower Floor 3</text:p>
          </table:table-cell>
          <table:table-cell table:style-name="ce20" table:number-columns-repeated="2"/>
          <table:table-cell table:style-name="ce22" office:value-type="string">
            <text:p>Haunted Tower Floor 3 Entrance</text:p>
          </table:table-cell>
          <table:table-cell table:style-name="ce24"/>
          <table:table-cell table:style-name="ce22"/>
          <table:table-cell table:style-name="ce27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Haunted Tower Floor 3</text:p>
          </table:table-cell>
          <table:table-cell table:style-name="ce20" table:number-columns-repeated="2"/>
          <table:table-cell table:style-name="ce22" office:value-type="string">
            <text:p>Haunted Tower Floor 3 Exit</text:p>
          </table:table-cell>
          <table:table-cell table:style-name="ce24"/>
          <table:table-cell table:style-name="ce22"/>
          <table:table-cell table:style-name="ce27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unted Tower Floor 3 Exit</text:p>
          </table:table-cell>
          <table:table-cell table:style-name="ce20" table:number-columns-repeated="2"/>
          <table:table-cell table:style-name="ce22" office:value-type="string">
            <text:p>Haunted Tower Floor 3</text:p>
          </table:table-cell>
          <table:table-cell table:style-name="ce24"/>
          <table:table-cell table:style-name="ce22" office:value-type="string">
            <text:p>"Ghost Potion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unted Tower Floor 3 Exit</text:p>
          </table:table-cell>
          <table:table-cell table:style-name="ce20" table:number-columns-repeated="2"/>
          <table:table-cell table:style-name="ce22" office:value-type="string">
            <text:p>Haunted Tower Roof</text:p>
          </table:table-cell>
          <table:table-cell table:style-name="ce24" office:value-type="boolean" office:boolean-value="true">
            <text:p>TRUE</text:p>
          </table:table-cell>
          <table:table-cell table:style-name="ce22"/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unted Tower Roof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unted Tower Roof</text:p>
          </table:table-cell>
          <table:table-cell table:style-name="ce20" table:number-columns-repeated="2"/>
          <table:table-cell table:style-name="ce22" office:value-type="string">
            <text:p>Haunted Tower Floor 3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Haunted Basement Entrance</text:p>
          </table:table-cell>
          <table:table-cell table:style-name="ce20" table:number-columns-repeated="2"/>
          <table:table-cell table:style-name="ce22" office:value-type="string">
            <text:p>Haunted Tower Stairs Down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unted Basement Entrance</text:p>
          </table:table-cell>
          <table:table-cell table:style-name="ce20" table:number-columns-repeated="2"/>
          <table:table-cell table:style-name="ce22" office:value-type="string">
            <text:p>Haunted Basement</text:p>
          </table:table-cell>
          <table:table-cell table:style-name="ce24"/>
          <table:table-cell table:style-name="ce22" office:value-type="string">
            <text:p>have_light_source()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Haunted Basement</text:p>
          </table:table-cell>
          <table:table-cell table:style-name="ce20" table:number-columns-repeated="2"/>
          <table:table-cell table:style-name="ce22" office:value-type="string">
            <text:p>Haunted Basement Entrance</text:p>
          </table:table-cell>
          <table:table-cell table:style-name="ce24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Abandoned Mines Entrance</text:p>
          </table:table-cell>
          <table:table-cell table:style-name="ce20" table:number-columns-repeated="2"/>
          <table:table-cell table:style-name="ce22" office:value-type="string">
            <text:p>Abandoned Mines</text:p>
          </table:table-cell>
          <table:table-cell table:style-name="ce24"/>
          <table:table-cell table:style-name="ce22" office:value-type="string">
            <text:p>have_light_source()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Abandoned Mines Entrance</text:p>
          </table:table-cell>
          <table:table-cell table:style-name="ce20" table:number-columns-repeated="2"/>
          <table:table-cell table:style-name="ce22" office:value-type="string">
            <text:p>Rocky Cliffs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Abandoned Mines</text:p>
          </table:table-cell>
          <table:table-cell table:style-name="ce20" table:number-columns-repeated="2"/>
          <table:table-cell table:style-name="ce22" office:value-type="string">
            <text:p>Abandoned Mines Entrance</text:p>
          </table:table-cell>
          <table:table-cell table:style-name="ce24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The Shrine Of Bombulus</text:p>
          </table:table-cell>
          <table:table-cell table:style-name="ce20" table:number-columns-repeated="2"/>
          <table:table-cell table:style-name="ce22" office:value-type="string">
            <text:p>Rocky Cliffs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A Gloomy Cavern Entrance</text:p>
          </table:table-cell>
          <table:table-cell table:style-name="ce20" table:number-columns-repeated="2"/>
          <table:table-cell table:style-name="ce22" office:value-type="string">
            <text:p>A Gloomy Cavern</text:p>
          </table:table-cell>
          <table:table-cell table:style-name="ce24"/>
          <table:table-cell table:style-name="ce22" office:value-type="string">
            <text:p>have_light_source()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A Gloomy Cavern Entrance</text:p>
          </table:table-cell>
          <table:table-cell table:style-name="ce20" table:number-columns-repeated="2"/>
          <table:table-cell table:style-name="ce22" office:value-type="string">
            <text:p>Rocky Cliffs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A Gloomy Cavern</text:p>
          </table:table-cell>
          <table:table-cell table:style-name="ce20" table:number-columns-repeated="2"/>
          <table:table-cell table:style-name="ce22" office:value-type="string">
            <text:p>A Gloomy Cavern Entrance</text:p>
          </table:table-cell>
          <table:table-cell table:style-name="ce24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ppy Stick Woods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The Wolf Den Entrance</text:p>
          </table:table-cell>
          <table:table-cell table:style-name="ce20" table:number-columns-repeated="2"/>
          <table:table-cell table:style-name="ce22" office:value-type="string">
            <text:p>The Wolf Den</text:p>
          </table:table-cell>
          <table:table-cell table:style-name="ce24"/>
          <table:table-cell table:style-name="ce22" office:value-type="string">
            <text:p>can_kill_werewolves() and have_light_source()</text:p>
          </table:table-cell>
          <table:table-cell table:style-name="ce22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The Wolf Den Entrance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The Wolf Den</text:p>
          </table:table-cell>
          <table:table-cell table:style-name="ce20" table:number-columns-repeated="2"/>
          <table:table-cell table:style-name="ce22" office:value-type="string">
            <text:p>The Wolf Den Entrance</text:p>
          </table:table-cell>
          <table:table-cell table:style-name="ce24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The Wolf Den</text:p>
          </table:table-cell>
          <table:table-cell table:style-name="ce20" table:number-columns-repeated="2"/>
          <table:table-cell table:style-name="ce22" office:value-type="string">
            <text:p>The Wolf Den Exit</text:p>
          </table:table-cell>
          <table:table-cell table:style-name="ce24"/>
          <table:table-cell table:style-name="ce22"/>
          <table:table-cell table:style-name="ce27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The Wolf Den Exit</text:p>
          </table:table-cell>
          <table:table-cell table:style-name="ce20" table:number-columns-repeated="2"/>
          <table:table-cell table:style-name="ce22" office:value-type="string">
            <text:p>Larry's Lair</text:p>
          </table:table-cell>
          <table:table-cell table:style-name="ce24" office:value-type="boolean" office:boolean-value="true">
            <text:p>TRUE</text:p>
          </table:table-cell>
          <table:table-cell table:style-name="ce22"/>
          <table:table-cell table:style-name="ce27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The Wolf Den Exit</text:p>
          </table:table-cell>
          <table:table-cell table:style-name="ce20" table:number-columns-repeated="2"/>
          <table:table-cell table:style-name="ce22" office:value-type="string">
            <text:p>The Wolf Den</text:p>
          </table:table-cell>
          <table:table-cell table:style-name="ce24"/>
          <table:table-cell table:style-name="ce22" office:value-type="string">
            <text:p>can_kill_werewolves() and have_light_source(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A Cabin Larry</text:p>
          </table:table-cell>
          <table:table-cell table:style-name="ce20" table:number-columns-repeated="2"/>
          <table:table-cell table:style-name="ce22" office:value-type="string">
            <text:p>Zombiton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Upper Creepy Caverns Left Warp</text:p>
          </table:table-cell>
          <table:table-cell table:style-name="ce20" table:number-columns-repeated="2"/>
          <table:table-cell table:style-name="ce22" office:value-type="string">
            <text:p>Rocky Cliffs</text:p>
          </table:table-cell>
          <table:table-cell table:style-name="ce24" office:value-type="boolean" office:boolean-value="true">
            <text:p>TRUE</text:p>
          </table:table-cell>
          <table:table-cell table:style-name="ce22" office:value-type="string">
            <text:p>"Bombs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Upper Creepy Caverns Left Warp</text:p>
          </table:table-cell>
          <table:table-cell table:style-name="ce20" table:number-columns-repeated="2"/>
          <table:table-cell table:style-name="ce22" office:value-type="string">
            <text:p>Upper Creepy Caverns</text:p>
          </table:table-cell>
          <table:table-cell table:style-name="ce24"/>
          <table:table-cell table:style-name="ce22" office:value-type="string">
            <text:p>have_light_source()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Upper Creepy Caverns</text:p>
          </table:table-cell>
          <table:table-cell table:style-name="ce20" table:number-columns-repeated="2"/>
          <table:table-cell table:style-name="ce22" office:value-type="string">
            <text:p>Upper Creepy Caverns Left Warp</text:p>
          </table:table-cell>
          <table:table-cell table:style-name="ce24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Upper Creepy Caverns Middle Warp</text:p>
          </table:table-cell>
          <table:table-cell table:style-name="ce20" table:number-columns-repeated="2"/>
          <table:table-cell table:style-name="ce22" office:value-type="string">
            <text:p>Creepy Caverns Left Top Warp</text:p>
          </table:table-cell>
          <table:table-cell table:style-name="ce24" office:value-type="boolean" office:boolean-value="true">
            <text:p>TRUE</text:p>
          </table:table-cell>
          <table:table-cell table:style-name="ce22" office:value-type="string">
            <text:p>have_light_source()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Upper Creepy Caverns Middle Warp</text:p>
          </table:table-cell>
          <table:table-cell table:style-name="ce20" table:number-columns-repeated="2"/>
          <table:table-cell table:style-name="ce22" office:value-type="string">
            <text:p>Upper Creepy Caverns</text:p>
          </table:table-cell>
          <table:table-cell table:style-name="ce24"/>
          <table:table-cell table:style-name="ce22" office:value-type="string">
            <text:p>have_light_source()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Upper Creepy Caverns</text:p>
          </table:table-cell>
          <table:table-cell table:style-name="ce20" table:number-columns-repeated="2"/>
          <table:table-cell table:style-name="ce22" office:value-type="string">
            <text:p>Upper Creepy Caverns Middle Warp</text:p>
          </table:table-cell>
          <table:table-cell table:style-name="ce24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Upper Creepy Caverns Right Warp</text:p>
          </table:table-cell>
          <table:table-cell table:style-name="ce20" table:number-columns-repeated="2"/>
          <table:table-cell table:style-name="ce22" office:value-type="string">
            <text:p>Creepy Caverns Middle Top Warp</text:p>
          </table:table-cell>
          <table:table-cell table:style-name="ce24" office:value-type="boolean" office:boolean-value="true">
            <text:p>TRUE</text:p>
          </table:table-cell>
          <table:table-cell table:style-name="ce22" office:value-type="string">
            <text:p>have_light_source()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Upper Creepy Caverns Right Warp</text:p>
          </table:table-cell>
          <table:table-cell table:style-name="ce20" table:number-columns-repeated="2"/>
          <table:table-cell table:style-name="ce22" office:value-type="string">
            <text:p>Upper Creepy Caverns</text:p>
          </table:table-cell>
          <table:table-cell table:style-name="ce24"/>
          <table:table-cell table:style-name="ce22" office:value-type="string">
            <text:p>have_light_source()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Upper Creepy Caverns</text:p>
          </table:table-cell>
          <table:table-cell table:style-name="ce20" table:number-columns-repeated="2"/>
          <table:table-cell table:style-name="ce22" office:value-type="string">
            <text:p>Upper Creepy Caverns Right Warp</text:p>
          </table:table-cell>
          <table:table-cell table:style-name="ce24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Under The Ravine</text:p>
          </table:table-cell>
          <table:table-cell table:style-name="ce20" table:number-columns-repeated="2"/>
          <table:table-cell table:style-name="ce22" office:value-type="string">
            <text:p>Creepy Caverns Middle Right Warp</text:p>
          </table:table-cell>
          <table:table-cell table:style-name="ce24" office:value-type="boolean" office:boolean-value="true">
            <text:p>TRUE</text:p>
          </table:table-cell>
          <table:table-cell table:style-name="ce22" office:value-type="string">
            <text:p>have_light_source()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Under The Ravine</text:p>
          </table:table-cell>
          <table:table-cell table:style-name="ce20" table:number-columns-repeated="2"/>
          <table:table-cell table:style-name="ce22" office:value-type="string">
            <text:p>Creepy Caverns Right Left Warp</text:p>
          </table:table-cell>
          <table:table-cell table:style-name="ce24" office:value-type="boolean" office:boolean-value="true">
            <text:p>TRUE</text:p>
          </table:table-cell>
          <table:table-cell table:style-name="ce22" office:value-type="string">
            <text:p>have_light_source()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reepy Caverns Left Bottom Warp</text:p>
          </table:table-cell>
          <table:table-cell table:style-name="ce20" table:number-columns-repeated="2"/>
          <table:table-cell table:style-name="ce22" office:value-type="string">
            <text:p>Rocky Cliffs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reepy Caverns Left Bottom Warp</text:p>
          </table:table-cell>
          <table:table-cell table:style-name="ce20" table:number-columns-repeated="2"/>
          <table:table-cell table:style-name="ce22" office:value-type="string">
            <text:p>Creepy Caverns Left</text:p>
          </table:table-cell>
          <table:table-cell table:style-name="ce20"/>
          <table:table-cell table:style-name="ce22" office:value-type="string">
            <text:p>have_light_source()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reepy Caverns Left</text:p>
          </table:table-cell>
          <table:table-cell table:style-name="ce20" table:number-columns-repeated="2"/>
          <table:table-cell table:style-name="ce20" office:value-type="string">
            <text:p>Creepy Caverns Left Bottom Warp</text:p>
          </table:table-cell>
          <table:table-cell table:style-name="ce24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reepy Caverns Left</text:p>
          </table:table-cell>
          <table:table-cell table:style-name="ce20" table:number-columns-repeated="2"/>
          <table:table-cell table:style-name="ce20" office:value-type="string">
            <text:p>Creepy Caverns Left Top Warp</text:p>
          </table:table-cell>
          <table:table-cell table:style-name="ce24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reepy Caverns Left Top Warp</text:p>
          </table:table-cell>
          <table:table-cell table:style-name="ce20" table:number-columns-repeated="2"/>
          <table:table-cell table:style-name="ce20" office:value-type="string">
            <text:p>Creepy Caverns Left</text:p>
          </table:table-cell>
          <table:table-cell table:style-name="ce24"/>
          <table:table-cell table:style-name="ce22" office:value-type="string">
            <text:p>have_light_source()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Creepy Caverns Left Top Warp</text:p>
          </table:table-cell>
          <table:table-cell table:style-name="ce20" table:number-columns-repeated="2"/>
          <table:table-cell table:style-name="ce22" office:value-type="string">
            <text:p>Upper Creepy Caverns Middle Warp</text:p>
          </table:table-cell>
          <table:table-cell table:style-name="ce24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reepy Caverns Middle Top Warp</text:p>
          </table:table-cell>
          <table:table-cell table:style-name="ce20" table:number-columns-repeated="2"/>
          <table:table-cell table:style-name="ce22" office:value-type="string">
            <text:p>Upper Creepy Caverns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reepy Caverns Middle Top Warp</text:p>
          </table:table-cell>
          <table:table-cell table:style-name="ce20" table:number-columns-repeated="2"/>
          <table:table-cell table:style-name="ce20" office:value-type="string">
            <text:p>Creepy Caverns Middle</text:p>
          </table:table-cell>
          <table:table-cell table:style-name="ce24"/>
          <table:table-cell table:style-name="ce22" office:value-type="string">
            <text:p>have_light_source()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reepy Caverns Middle</text:p>
          </table:table-cell>
          <table:table-cell table:style-name="ce20" table:number-columns-repeated="2"/>
          <table:table-cell table:style-name="ce20" office:value-type="string">
            <text:p>Creepy Caverns Middle Top Warp</text:p>
          </table:table-cell>
          <table:table-cell table:style-name="ce24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reepy Caverns Middle</text:p>
          </table:table-cell>
          <table:table-cell table:style-name="ce20" table:number-columns-repeated="2"/>
          <table:table-cell table:style-name="ce20" office:value-type="string">
            <text:p>Creepy Caverns Middle Right Warp</text:p>
          </table:table-cell>
          <table:table-cell table:style-name="ce24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reepy Caverns Middle Right Warp</text:p>
          </table:table-cell>
          <table:table-cell table:style-name="ce20" table:number-columns-repeated="2"/>
          <table:table-cell table:style-name="ce22" office:value-type="string">
            <text:p>Under The Ravin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reepy Caverns Middle Right Warp</text:p>
          </table:table-cell>
          <table:table-cell table:style-name="ce20" table:number-columns-repeated="2"/>
          <table:table-cell table:style-name="ce20" office:value-type="string">
            <text:p>Creepy Caverns Middle</text:p>
          </table:table-cell>
          <table:table-cell table:style-name="ce24"/>
          <table:table-cell table:style-name="ce22" office:value-type="string">
            <text:p>have_light_source()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reepy Caverns Right Left Warp</text:p>
          </table:table-cell>
          <table:table-cell table:style-name="ce20" table:number-columns-repeated="2"/>
          <table:table-cell table:style-name="ce22" office:value-type="string">
            <text:p>Under The Ravin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reepy Caverns Right Left Warp</text:p>
          </table:table-cell>
          <table:table-cell table:style-name="ce20" table:number-columns-repeated="2"/>
          <table:table-cell table:style-name="ce22" office:value-type="string">
            <text:p>Creepy Caverns Right</text:p>
          </table:table-cell>
          <table:table-cell table:style-name="ce24"/>
          <table:table-cell table:style-name="ce22" office:value-type="string">
            <text:p>have_light_source()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reepy Caverns Right</text:p>
          </table:table-cell>
          <table:table-cell table:style-name="ce20" table:number-columns-repeated="2"/>
          <table:table-cell table:style-name="ce20" office:value-type="string">
            <text:p>Creepy Caverns Right Left Warp</text:p>
          </table:table-cell>
          <table:table-cell table:style-name="ce24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reepy Caverns Right</text:p>
          </table:table-cell>
          <table:table-cell table:style-name="ce20" table:number-columns-repeated="2"/>
          <table:table-cell table:style-name="ce20" office:value-type="string">
            <text:p>Creepy Caverns Right Bottom Warp</text:p>
          </table:table-cell>
          <table:table-cell table:style-name="ce24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reepy Caverns Right Bottom Warp</text:p>
          </table:table-cell>
          <table:table-cell table:style-name="ce20" table:number-columns-repeated="2"/>
          <table:table-cell table:style-name="ce22" office:value-type="string">
            <text:p>Creepy Caverns Right</text:p>
          </table:table-cell>
          <table:table-cell table:style-name="ce24"/>
          <table:table-cell table:style-name="ce22" office:value-type="string">
            <text:p>have_light_source()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reepy Caverns Right Bottom Warp</text:p>
          </table:table-cell>
          <table:table-cell table:style-name="ce20" table:number-columns-repeated="2"/>
          <table:table-cell table:style-name="ce22" office:value-type="string">
            <text:p>Vampy Land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</text:p>
          </table:table-cell>
          <table:table-cell table:style-name="ce20" table:number-columns-repeated="2"/>
          <table:table-cell table:style-name="ce22" office:value-type="string">
            <text:p>Castle Vampy Skull Jail</text:p>
          </table:table-cell>
          <table:table-cell table:style-name="ce20"/>
          <table:table-cell table:style-name="ce22" office:value-type="string">
            <text:p>"Skull Key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2" office:value-type="string">
            <text:p>Castle Vampy Skull Jail</text:p>
          </table:table-cell>
          <table:table-cell table:style-name="ce20" table:number-columns-repeated="2"/>
          <table:table-cell table:style-name="ce22" office:value-type="string">
            <text:p>Castle Vampy</text:p>
          </table:table-cell>
          <table:table-cell table:style-name="ce20"/>
          <table:table-cell table:style-name="ce22" office:value-type="string">
            <text:p>"Skull Key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Skull Jail</text:p>
          </table:table-cell>
          <table:table-cell table:style-name="ce20" table:number-columns-repeated="2"/>
          <table:table-cell table:style-name="ce22" office:value-type="string">
            <text:p>Castle Vampy II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</text:p>
          </table:table-cell>
          <table:table-cell table:style-name="ce20" table:number-columns-repeated="2"/>
          <table:table-cell table:style-name="ce22" office:value-type="string">
            <text:p>Castle Vampy II NE</text:p>
          </table:table-cell>
          <table:table-cell table:style-name="ce24" office:value-type="boolean" office:boolean-value="true">
            <text:p>TRUE</text:p>
          </table:table-cell>
          <table:table-cell table:style-name="ce22" office:value-type="string">
            <text:p>"Bat Statue"4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</text:p>
          </table:table-cell>
          <table:table-cell table:style-name="ce20" table:number-columns-repeated="2"/>
          <table:table-cell table:style-name="ce22" office:value-type="string">
            <text:p>Castle Vampy II SE</text:p>
          </table:table-cell>
          <table:table-cell table:style-name="ce24" office:value-type="boolean" office:boolean-value="true">
            <text:p>TRUE</text:p>
          </table:table-cell>
          <table:table-cell table:style-name="ce22" office:value-type="string">
            <text:p>"Bat Statue"4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</text:p>
          </table:table-cell>
          <table:table-cell table:style-name="ce20" table:number-columns-repeated="2"/>
          <table:table-cell table:style-name="ce22" office:value-type="string">
            <text:p>Castle Vampy II SW</text:p>
          </table:table-cell>
          <table:table-cell table:style-name="ce24" office:value-type="boolean" office:boolean-value="true">
            <text:p>TRUE</text:p>
          </table:table-cell>
          <table:table-cell table:style-name="ce22" office:value-type="string">
            <text:p>"Bat Statue"4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</text:p>
          </table:table-cell>
          <table:table-cell table:style-name="ce20" table:number-columns-repeated="2"/>
          <table:table-cell table:style-name="ce22" office:value-type="string">
            <text:p>Castle Vampy II NW</text:p>
          </table:table-cell>
          <table:table-cell table:style-name="ce24" office:value-type="boolean" office:boolean-value="true">
            <text:p>TRUE</text:p>
          </table:table-cell>
          <table:table-cell table:style-name="ce22" office:value-type="string">
            <text:p>"Bat Statue"4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I</text:p>
          </table:table-cell>
          <table:table-cell table:style-name="ce20" table:number-columns-repeated="2"/>
          <table:table-cell table:style-name="ce22" office:value-type="string">
            <text:p>Castle Vampy Skull Jail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I</text:p>
          </table:table-cell>
          <table:table-cell table:style-name="ce20" table:number-columns-repeated="2"/>
          <table:table-cell table:style-name="ce22" office:value-type="string">
            <text:p>Castle Vampy II Bat Jail</text:p>
          </table:table-cell>
          <table:table-cell table:style-name="ce24"/>
          <table:table-cell table:style-name="ce22" office:value-type="string">
            <text:p>"Bat Key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I Bat Jail</text:p>
          </table:table-cell>
          <table:table-cell table:style-name="ce20" table:number-columns-repeated="2"/>
          <table:table-cell table:style-name="ce22" office:value-type="string">
            <text:p>Castle Vampy II</text:p>
          </table:table-cell>
          <table:table-cell table:style-name="ce24"/>
          <table:table-cell table:style-name="ce22" office:value-type="string">
            <text:p>"Bat Key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I Bat Jail</text:p>
          </table:table-cell>
          <table:table-cell table:style-name="ce20" table:number-columns-repeated="2"/>
          <table:table-cell table:style-name="ce22" office:value-type="string">
            <text:p>Castle Vampy III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I NE</text:p>
          </table:table-cell>
          <table:table-cell table:style-name="ce20" table:number-columns-repeated="2"/>
          <table:table-cell table:style-name="ce22" office:value-type="string">
            <text:p>Castle Vampy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I NE</text:p>
          </table:table-cell>
          <table:table-cell table:style-name="ce20" table:number-columns-repeated="2"/>
          <table:table-cell table:style-name="ce22" office:value-type="string">
            <text:p>Castle Vampy III N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I SE</text:p>
          </table:table-cell>
          <table:table-cell table:style-name="ce20" table:number-columns-repeated="2"/>
          <table:table-cell table:style-name="ce22" office:value-type="string">
            <text:p>Castle Vampy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I SE</text:p>
          </table:table-cell>
          <table:table-cell table:style-name="ce20" table:number-columns-repeated="2"/>
          <table:table-cell table:style-name="ce22" office:value-type="string">
            <text:p>Castle Vampy III S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I SW</text:p>
          </table:table-cell>
          <table:table-cell table:style-name="ce20" table:number-columns-repeated="2"/>
          <table:table-cell table:style-name="ce22" office:value-type="string">
            <text:p>Castle Vampy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I SW</text:p>
          </table:table-cell>
          <table:table-cell table:style-name="ce20" table:number-columns-repeated="2"/>
          <table:table-cell table:style-name="ce22" office:value-type="string">
            <text:p>Castle Vampy III SW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I NW</text:p>
          </table:table-cell>
          <table:table-cell table:style-name="ce20" table:number-columns-repeated="2"/>
          <table:table-cell table:style-name="ce22" office:value-type="string">
            <text:p>Castle Vampy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I NW</text:p>
          </table:table-cell>
          <table:table-cell table:style-name="ce20" table:number-columns-repeated="2"/>
          <table:table-cell table:style-name="ce22" office:value-type="string">
            <text:p>Castle Vampy III NW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bin In The Woods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II</text:p>
          </table:table-cell>
          <table:table-cell table:style-name="ce20" table:number-columns-repeated="2"/>
          <table:table-cell table:style-name="ce22" office:value-type="string">
            <text:p>Castle Vampy II Bat Jail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Castle Vampy III</text:p>
          </table:table-cell>
          <table:table-cell table:style-name="ce20" table:number-columns-repeated="2"/>
          <table:table-cell table:style-name="ce22" office:value-type="string">
            <text:p>Castle Vampy III Pumpkin Jail</text:p>
          </table:table-cell>
          <table:table-cell table:style-name="ce24"/>
          <table:table-cell table:style-name="ce22" office:value-type="string">
            <text:p>"Pumpkin Key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II Pumpkin Jail</text:p>
          </table:table-cell>
          <table:table-cell table:style-name="ce20" table:number-columns-repeated="2"/>
          <table:table-cell table:style-name="ce22" office:value-type="string">
            <text:p>Castle Vampy III</text:p>
          </table:table-cell>
          <table:table-cell table:style-name="ce24"/>
          <table:table-cell table:style-name="ce22" office:value-type="string">
            <text:p>"Pumpkin Key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II Pumpkin Jail</text:p>
          </table:table-cell>
          <table:table-cell table:style-name="ce20" table:number-columns-repeated="2"/>
          <table:table-cell table:style-name="ce22" office:value-type="string">
            <text:p>Castle Vampy IV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II NE</text:p>
          </table:table-cell>
          <table:table-cell table:style-name="ce20" table:number-columns-repeated="2"/>
          <table:table-cell table:style-name="ce22" office:value-type="string">
            <text:p>Castle Vampy II N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II NE</text:p>
          </table:table-cell>
          <table:table-cell table:style-name="ce20" table:number-columns-repeated="2"/>
          <table:table-cell table:style-name="ce22" office:value-type="string">
            <text:p>Castle Vampy IV N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II SE</text:p>
          </table:table-cell>
          <table:table-cell table:style-name="ce20" table:number-columns-repeated="2"/>
          <table:table-cell table:style-name="ce22" office:value-type="string">
            <text:p>Castle Vampy II S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II SE</text:p>
          </table:table-cell>
          <table:table-cell table:style-name="ce20" table:number-columns-repeated="2"/>
          <table:table-cell table:style-name="ce22" office:value-type="string">
            <text:p>Castle Vampy IV S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II SW</text:p>
          </table:table-cell>
          <table:table-cell table:style-name="ce20" table:number-columns-repeated="2"/>
          <table:table-cell table:style-name="ce22" office:value-type="string">
            <text:p>Castle Vampy II SW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II SW</text:p>
          </table:table-cell>
          <table:table-cell table:style-name="ce20" table:number-columns-repeated="2"/>
          <table:table-cell table:style-name="ce22" office:value-type="string">
            <text:p>Castle Vampy IV SW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II NW</text:p>
          </table:table-cell>
          <table:table-cell table:style-name="ce20" table:number-columns-repeated="2"/>
          <table:table-cell table:style-name="ce22" office:value-type="string">
            <text:p>Castle Vampy II NW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II NW</text:p>
          </table:table-cell>
          <table:table-cell table:style-name="ce20" table:number-columns-repeated="2"/>
          <table:table-cell table:style-name="ce22" office:value-type="string">
            <text:p>Castle Vampy IV NW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Castle Vampy IV</text:p>
          </table:table-cell>
          <table:table-cell table:style-name="ce20" table:number-columns-repeated="2"/>
          <table:table-cell table:style-name="ce22" office:value-type="string">
            <text:p>Castle Vampy III Pumpkin Jail</text:p>
          </table:table-cell>
          <table:table-cell table:style-name="ce24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Castle Vampy IV</text:p>
          </table:table-cell>
          <table:table-cell table:style-name="ce20" table:number-columns-repeated="2"/>
          <table:table-cell table:style-name="ce22" office:value-type="string">
            <text:p>The Heart Of Terror Entrance</text:p>
          </table:table-cell>
          <table:table-cell table:style-name="ce24" office:value-type="boolean" office:boolean-value="true">
            <text:p>TRUE</text:p>
          </table:table-cell>
          <table:table-cell table:style-name="ce22" office:value-type="string">
            <text:p>"Vampire Bust"8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V NE</text:p>
          </table:table-cell>
          <table:table-cell table:style-name="ce20" table:number-columns-repeated="2"/>
          <table:table-cell table:style-name="ce22" office:value-type="string">
            <text:p>Castle Vampy III N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V NE</text:p>
          </table:table-cell>
          <table:table-cell table:style-name="ce20" table:number-columns-repeated="2"/>
          <table:table-cell table:style-name="ce22" office:value-type="string">
            <text:p>Castle Vampy Roof N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V SE</text:p>
          </table:table-cell>
          <table:table-cell table:style-name="ce20" table:number-columns-repeated="2"/>
          <table:table-cell table:style-name="ce22" office:value-type="string">
            <text:p>Castle Vampy III S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V SE</text:p>
          </table:table-cell>
          <table:table-cell table:style-name="ce20" table:number-columns-repeated="2"/>
          <table:table-cell table:style-name="ce22" office:value-type="string">
            <text:p>Castle Vampy Roof S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V SW</text:p>
          </table:table-cell>
          <table:table-cell table:style-name="ce20" table:number-columns-repeated="2"/>
          <table:table-cell table:style-name="ce22" office:value-type="string">
            <text:p>Castle Vampy III SW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V SW</text:p>
          </table:table-cell>
          <table:table-cell table:style-name="ce20" table:number-columns-repeated="2"/>
          <table:table-cell table:style-name="ce22" office:value-type="string">
            <text:p>Castle Vampy Roof SW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V NW</text:p>
          </table:table-cell>
          <table:table-cell table:style-name="ce20" table:number-columns-repeated="2"/>
          <table:table-cell table:style-name="ce22" office:value-type="string">
            <text:p>Castle Vampy III NW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IV NW</text:p>
          </table:table-cell>
          <table:table-cell table:style-name="ce20" table:number-columns-repeated="2"/>
          <table:table-cell table:style-name="ce22" office:value-type="string">
            <text:p>Castle Vampy Roof NW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A Cabin Collector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Roof NE</text:p>
          </table:table-cell>
          <table:table-cell table:style-name="ce20" table:number-columns-repeated="2"/>
          <table:table-cell table:style-name="ce22" office:value-type="string">
            <text:p>Castle Vampy IV N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Roof SE</text:p>
          </table:table-cell>
          <table:table-cell table:style-name="ce20" table:number-columns-repeated="2"/>
          <table:table-cell table:style-name="ce22" office:value-type="string">
            <text:p>Castle Vampy IV S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Roof SW</text:p>
          </table:table-cell>
          <table:table-cell table:style-name="ce20" table:number-columns-repeated="2"/>
          <table:table-cell table:style-name="ce22" office:value-type="string">
            <text:p>Castle Vampy IV SW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Castle Vampy Roof NW</text:p>
          </table:table-cell>
          <table:table-cell table:style-name="ce20" table:number-columns-repeated="2"/>
          <table:table-cell table:style-name="ce22" office:value-type="string">
            <text:p>Castle Vampy IV NW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The Evilizer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The Heart Of Terror Entrance</text:p>
          </table:table-cell>
          <table:table-cell table:style-name="ce20" table:number-columns-repeated="2"/>
          <table:table-cell table:style-name="ce22" office:value-type="string">
            <text:p>The Heart Of Terror</text:p>
          </table:table-cell>
          <table:table-cell table:style-name="ce24"/>
          <table:table-cell table:style-name="ce22" office:value-type="string">
            <text:p>have_light_source()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The Heart Of Terror</text:p>
          </table:table-cell>
          <table:table-cell table:style-name="ce20" table:number-columns-repeated="2"/>
          <table:table-cell table:style-name="ce22" office:value-type="string">
            <text:p>The Evilizer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The Heart Of Terror</text:p>
          </table:table-cell>
          <table:table-cell table:style-name="ce20" table:number-columns-repeated="2"/>
          <table:table-cell table:style-name="ce22" office:value-type="string">
            <text:p>Empty Rooftop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A Hidey-Hole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Empty Rooftop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Swampdog Lair Entrance</text:p>
          </table:table-cell>
          <table:table-cell table:style-name="ce20" table:number-columns-repeated="2"/>
          <table:table-cell table:style-name="ce22" office:value-type="string">
            <text:p>Swampdog Lair</text:p>
          </table:table-cell>
          <table:table-cell table:style-name="ce24"/>
          <table:table-cell table:style-name="ce22" office:value-type="string">
            <text:p>"Boots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Swampdog Lair</text:p>
          </table:table-cell>
          <table:table-cell table:style-name="ce20" table:number-columns-repeated="2"/>
          <table:table-cell table:style-name="ce22" office:value-type="string">
            <text:p>Swampdog Lair Entrance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Larry's Lair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4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logical zone connections, cant be randomized</text:p>
          </table:table-cell>
          <table:table-cell table:style-name="ce20" table:number-columns-repeated="2"/>
          <table:table-cell table:style-name="ce22"/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lloween Hill</text:p>
          </table:table-cell>
          <table:table-cell table:style-name="ce20" table:number-columns-repeated="2"/>
          <table:table-cell table:style-name="ce22" office:value-type="string">
            <text:p>Slurpy Swamp Mud</text:p>
          </table:table-cell>
          <table:table-cell table:style-name="ce20"/>
          <table:table-cell table:style-name="ce22" office:value-type="string">
            <text:p>"Boots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Slurpy Swamp Mud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0"/>
          <table:table-cell table:style-name="ce22" office:value-type="string">
            <text:p>"Boots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4">
          <table:table-cell table:style-name="ce20" office:value-type="string">
            <text:p>#</text:p>
          </table:table-cell>
          <table:table-cell table:style-name="ce20" office:value-type="string">
            <text:p>Slurpy Swamp Mud</text:p>
          </table:table-cell>
          <table:table-cell table:style-name="ce20" table:number-columns-repeated="2"/>
          <table:table-cell table:style-name="ce22" office:value-type="string">
            <text:p>Slurpy Swamp Mud North Warp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Slurpy Swamp Mud North Warp</text:p>
          </table:table-cell>
          <table:table-cell table:style-name="ce20" table:number-columns-repeated="2"/>
          <table:table-cell table:style-name="ce22" office:value-type="string">
            <text:p>Slurpy Swamp Mud</text:p>
          </table:table-cell>
          <table:table-cell table:style-name="ce20"/>
          <table:table-cell table:style-name="ce22" office:value-type="string">
            <text:p>"Boots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4">
          <table:table-cell table:style-name="ce20" office:value-type="string">
            <text:p>#</text:p>
          </table:table-cell>
          <table:table-cell table:style-name="ce20" office:value-type="string">
            <text:p>Slurpy Swamp Mud</text:p>
          </table:table-cell>
          <table:table-cell table:style-name="ce20" table:number-columns-repeated="2"/>
          <table:table-cell table:style-name="ce22" office:value-type="string">
            <text:p>Slurpy Swamp Mud East Warp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Slurpy Swamp Mud East Warp</text:p>
          </table:table-cell>
          <table:table-cell table:style-name="ce20" table:number-columns-repeated="2"/>
          <table:table-cell table:style-name="ce22" office:value-type="string">
            <text:p>Slurpy Swamp Mud</text:p>
          </table:table-cell>
          <table:table-cell table:style-name="ce20"/>
          <table:table-cell table:style-name="ce22" office:value-type="string">
            <text:p>"Boots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Zombiton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20" table:number-columns-repeated="4"/>
          <table:table-cell table:style-name="ce22"/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lloween Hill</text:p>
          </table:table-cell>
          <table:table-cell table:style-name="ce20" table:number-columns-repeated="2"/>
          <table:table-cell table:style-name="ce22" office:value-type="string">
            <text:p>Zombiton</text:p>
          </table:table-cell>
          <table:table-cell table:style-name="ce24"/>
          <table:table-cell table:style-name="Default" office:value-type="string">
            <text:p>"All Access Pass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Halloween Hill</text:p>
          </table:table-cell>
          <table:table-cell table:style-name="ce20" table:number-columns-repeated="2"/>
          <table:table-cell table:style-name="ce22" office:value-type="string">
            <text:p>Rocky Cliffs</text:p>
          </table:table-cell>
          <table:table-cell table:style-name="ce20"/>
          <table:table-cell table:style-name="ce22" office:value-type="string">
            <text:p>"Big Gem" or "All Access Pass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Rocky Cliffs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0"/>
          <table:table-cell table:style-name="ce22" office:value-type="string">
            <text:p>"Big Gem" or "All Access Pass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7">
          <table:table-cell table:style-name="ce20" table:number-columns-repeated="4"/>
          <table:table-cell table:style-name="ce22"/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Vampy Land</text:p>
          </table:table-cell>
          <table:table-cell table:style-name="ce20" table:number-columns-repeated="2"/>
          <table:table-cell table:style-name="ce22" office:value-type="string">
            <text:p>Halloween Hill</text:p>
          </table:table-cell>
          <table:table-cell table:style-name="ce20"/>
          <table:table-cell table:style-name="ce22" office:value-type="string">
            <text:p>"All Access Pass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Halloween Hill</text:p>
          </table:table-cell>
          <table:table-cell table:style-name="ce20" table:number-columns-repeated="2"/>
          <table:table-cell table:style-name="ce22" office:value-type="string">
            <text:p>Vampy Land</text:p>
          </table:table-cell>
          <table:table-cell table:style-name="ce24"/>
          <table:table-cell table:style-name="ce22" office:value-type="string">
            <text:p>"All Access Pass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7">
          <table:table-cell table:style-name="ce20" table:number-columns-repeated="4"/>
          <table:table-cell table:style-name="ce22"/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Underground Tunnel</text:p>
          </table:table-cell>
          <table:table-cell table:style-name="ce20" table:number-columns-repeated="2"/>
          <table:table-cell table:style-name="ce22" office:value-type="string">
            <text:p>Underground Tunnel Mud</text:p>
          </table:table-cell>
          <table:table-cell table:style-name="ce20"/>
          <table:table-cell table:style-name="ce22" office:value-type="string">
            <text:p>"Boots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Underground Tunnel Mud</text:p>
          </table:table-cell>
          <table:table-cell table:style-name="ce20" table:number-columns-repeated="2"/>
          <table:table-cell table:style-name="ce22" office:value-type="string">
            <text:p>Underground Tunnel</text:p>
          </table:table-cell>
          <table:table-cell table:style-name="ce20"/>
          <table:table-cell table:style-name="ce22" office:value-type="string">
            <text:p>"Boots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Underground Tunnel Mud</text:p>
          </table:table-cell>
          <table:table-cell table:style-name="ce20" table:number-columns-repeated="2"/>
          <table:table-cell table:style-name="ce22" office:value-type="string">
            <text:p>Underground Tunnel Zombie</text:p>
          </table:table-cell>
          <table:table-cell table:style-name="ce24"/>
          <table:table-cell table:style-name="ce22" office:value-type="string">
            <text:p>"Boots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4">
          <table:table-cell table:style-name="ce20"/>
          <table:table-cell table:style-name="ce20" office:value-type="string">
            <text:p>Underground Tunnel Zombie</text:p>
          </table:table-cell>
          <table:table-cell table:style-name="ce20" table:number-columns-repeated="2"/>
          <table:table-cell table:style-name="ce22" office:value-type="string">
            <text:p>Underground Tunnel Mud</text:p>
          </table:table-cell>
          <table:table-cell table:style-name="ce20"/>
          <table:table-cell table:style-name="ce22" office:value-type="string">
            <text:p>"Boots" and "All Access Pass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7">
          <table:table-cell table:style-name="ce20" table:number-columns-repeated="4"/>
          <table:table-cell table:style-name="ce22"/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Swamp Gas Cavern</text:p>
          </table:table-cell>
          <table:table-cell table:style-name="ce20" table:number-columns-repeated="2"/>
          <table:table-cell table:style-name="ce22" office:value-type="string">
            <text:p>Swamp Gas Cavern Back</text:p>
          </table:table-cell>
          <table:table-cell table:style-name="ce24"/>
          <table:table-cell table:style-name="ce22" office:value-type="string">
            <text:p>"Boots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/>
          <table:table-cell table:style-name="ce20" office:value-type="string">
            <text:p>Swamp Gas Cavern Back</text:p>
          </table:table-cell>
          <table:table-cell table:style-name="ce20" table:number-columns-repeated="2"/>
          <table:table-cell table:style-name="ce22" office:value-type="string">
            <text:p>Swamp Gas Cavern</text:p>
          </table:table-cell>
          <table:table-cell table:style-name="ce24"/>
          <table:table-cell table:style-name="ce22" office:value-type="string">
            <text:p>"All Access Pass"</text:p>
          </table:table-cell>
          <table:table-cell table:style-name="ce2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probably need these with molecular dispersion</text:p>
          </table:table-cell>
          <table:table-cell table:style-name="ce20" table:number-columns-repeated="2"/>
          <table:table-cell table:style-name="ce22"/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The Witch's Cabin</text:p>
          </table:table-cell>
          <table:table-cell table:style-name="ce20" table:number-columns-repeated="2"/>
          <table:table-cell table:style-name="ce22" office:value-type="string">
            <text:p>The Witch's Cabin Back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The Witch's Cabin Back</text:p>
          </table:table-cell>
          <table:table-cell table:style-name="ce20" table:number-columns-repeated="2"/>
          <table:table-cell table:style-name="ce22" office:value-type="string">
            <text:p>The Witch's Cabin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reepy Caverns Left</text:p>
          </table:table-cell>
          <table:table-cell table:style-name="ce20" table:number-columns-repeated="2"/>
          <table:table-cell table:style-name="ce22" office:value-type="string">
            <text:p>Creepy Caverns Middle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reepy Caverns Middle</text:p>
          </table:table-cell>
          <table:table-cell table:style-name="ce20" table:number-columns-repeated="2"/>
          <table:table-cell table:style-name="ce22" office:value-type="string">
            <text:p>Creepy Caverns Left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reepy Caverns Middle</text:p>
          </table:table-cell>
          <table:table-cell table:style-name="ce20" table:number-columns-repeated="2"/>
          <table:table-cell table:style-name="ce22" office:value-type="string">
            <text:p>Creepy Caverns Right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reepy Caverns Right</text:p>
          </table:table-cell>
          <table:table-cell table:style-name="ce20" table:number-columns-repeated="2"/>
          <table:table-cell table:style-name="ce22" office:value-type="string">
            <text:p>Creepy Caverns Middle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20" table:number-columns-repeated="4"/>
          <table:table-cell table:style-name="ce22"/>
          <table:table-cell table:style-name="ce25"/>
          <table:table-cell table:style-name="ce26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astle Vampy II</text:p>
          </table:table-cell>
          <table:table-cell table:style-name="ce20" table:number-columns-repeated="2"/>
          <table:table-cell table:style-name="ce22" office:value-type="string">
            <text:p>Castle Vampy II NE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astle Vampy II NE</text:p>
          </table:table-cell>
          <table:table-cell table:style-name="ce20" table:number-columns-repeated="2"/>
          <table:table-cell table:style-name="ce22" office:value-type="string">
            <text:p>Castle Vampy II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astle Vampy II</text:p>
          </table:table-cell>
          <table:table-cell table:style-name="ce20" table:number-columns-repeated="2"/>
          <table:table-cell table:style-name="ce22" office:value-type="string">
            <text:p>Castle Vampy II SE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astle Vampy II SE</text:p>
          </table:table-cell>
          <table:table-cell table:style-name="ce20" table:number-columns-repeated="2"/>
          <table:table-cell table:style-name="ce22" office:value-type="string">
            <text:p>Castle Vampy II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astle Vampy II</text:p>
          </table:table-cell>
          <table:table-cell table:style-name="ce20" table:number-columns-repeated="2"/>
          <table:table-cell table:style-name="ce22" office:value-type="string">
            <text:p>Castle Vampy II SW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astle Vampy II SW</text:p>
          </table:table-cell>
          <table:table-cell table:style-name="ce20" table:number-columns-repeated="2"/>
          <table:table-cell table:style-name="ce22" office:value-type="string">
            <text:p>Castle Vampy II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astle Vampy II</text:p>
          </table:table-cell>
          <table:table-cell table:style-name="ce20" table:number-columns-repeated="2"/>
          <table:table-cell table:style-name="ce22" office:value-type="string">
            <text:p>Castle Vampy II NW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astle Vampy II NW</text:p>
          </table:table-cell>
          <table:table-cell table:style-name="ce20" table:number-columns-repeated="2"/>
          <table:table-cell table:style-name="ce22" office:value-type="string">
            <text:p>Castle Vampy II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20" table:number-columns-repeated="4"/>
          <table:table-cell table:style-name="ce22"/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astle Vampy III</text:p>
          </table:table-cell>
          <table:table-cell table:style-name="ce20" table:number-columns-repeated="2"/>
          <table:table-cell table:style-name="ce22" office:value-type="string">
            <text:p>Castle Vampy III NE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astle Vampy III NE</text:p>
          </table:table-cell>
          <table:table-cell table:style-name="ce20" table:number-columns-repeated="2"/>
          <table:table-cell table:style-name="ce22" office:value-type="string">
            <text:p>Castle Vampy III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astle Vampy III</text:p>
          </table:table-cell>
          <table:table-cell table:style-name="ce20" table:number-columns-repeated="2"/>
          <table:table-cell table:style-name="ce22" office:value-type="string">
            <text:p>Castle Vampy III SE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astle Vampy III SE</text:p>
          </table:table-cell>
          <table:table-cell table:style-name="ce20" table:number-columns-repeated="2"/>
          <table:table-cell table:style-name="ce22" office:value-type="string">
            <text:p>Castle Vampy III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astle Vampy III</text:p>
          </table:table-cell>
          <table:table-cell table:style-name="ce20" table:number-columns-repeated="2"/>
          <table:table-cell table:style-name="ce22" office:value-type="string">
            <text:p>Castle Vampy III SW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astle Vampy III SW</text:p>
          </table:table-cell>
          <table:table-cell table:style-name="ce20" table:number-columns-repeated="2"/>
          <table:table-cell table:style-name="ce22" office:value-type="string">
            <text:p>Castle Vampy III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astle Vampy III</text:p>
          </table:table-cell>
          <table:table-cell table:style-name="ce20" table:number-columns-repeated="2"/>
          <table:table-cell table:style-name="ce22" office:value-type="string">
            <text:p>Castle Vampy III NW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astle Vampy III NW</text:p>
          </table:table-cell>
          <table:table-cell table:style-name="ce20" table:number-columns-repeated="2"/>
          <table:table-cell table:style-name="ce22" office:value-type="string">
            <text:p>Castle Vampy III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20" table:number-columns-repeated="4"/>
          <table:table-cell table:style-name="ce22"/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astle Vampy IV</text:p>
          </table:table-cell>
          <table:table-cell table:style-name="ce20" table:number-columns-repeated="2"/>
          <table:table-cell table:style-name="ce22" office:value-type="string">
            <text:p>Castle Vampy IV NE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astle Vampy IV NE</text:p>
          </table:table-cell>
          <table:table-cell table:style-name="ce20" table:number-columns-repeated="2"/>
          <table:table-cell table:style-name="ce22" office:value-type="string">
            <text:p>Castle Vampy IV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astle Vampy IV</text:p>
          </table:table-cell>
          <table:table-cell table:style-name="ce20" table:number-columns-repeated="2"/>
          <table:table-cell table:style-name="ce22" office:value-type="string">
            <text:p>Castle Vampy IV SE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astle Vampy IV SE</text:p>
          </table:table-cell>
          <table:table-cell table:style-name="ce20" table:number-columns-repeated="2"/>
          <table:table-cell table:style-name="ce22" office:value-type="string">
            <text:p>Castle Vampy IV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astle Vampy IV</text:p>
          </table:table-cell>
          <table:table-cell table:style-name="ce20" table:number-columns-repeated="2"/>
          <table:table-cell table:style-name="ce22" office:value-type="string">
            <text:p>Castle Vampy IV SW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astle Vampy IV SW</text:p>
          </table:table-cell>
          <table:table-cell table:style-name="ce20" table:number-columns-repeated="2"/>
          <table:table-cell table:style-name="ce22" office:value-type="string">
            <text:p>Castle Vampy IV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astle Vampy IV</text:p>
          </table:table-cell>
          <table:table-cell table:style-name="ce20" table:number-columns-repeated="2"/>
          <table:table-cell table:style-name="ce22" office:value-type="string">
            <text:p>Castle Vampy IV NW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Castle Vampy IV NW</text:p>
          </table:table-cell>
          <table:table-cell table:style-name="ce20" table:number-columns-repeated="2"/>
          <table:table-cell table:style-name="ce22" office:value-type="string">
            <text:p>Castle Vampy IV</text:p>
          </table:table-cell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20" table:number-columns-repeated="4"/>
          <table:table-cell table:style-name="ce22"/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0" office:value-type="string">
            <text:p>#</text:p>
          </table:table-cell>
          <table:table-cell table:style-name="ce20" office:value-type="string">
            <text:p>Save Anywhere shenanigans</text:p>
          </table:table-cell>
          <table:table-cell table:style-name="ce20" table:number-columns-repeated="2"/>
          <table:table-cell table:style-name="ce22"/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 table:number-rows-repeated="29">
          <table:table-cell table:style-name="ce20" table:number-columns-repeated="4"/>
          <table:table-cell table:style-name="ce22"/>
          <table:table-cell table:style-name="ce20"/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1" table:number-rows-repeated="52">
          <table:table-cell table:style-name="ce20" table:number-columns-repeated="4"/>
          <table:table-cell table:style-name="ce22"/>
          <table:table-cell table:style-name="ce20"/>
          <table:table-cell table:style-name="ce22" table:number-columns-repeated="2"/>
          <table:table-cell table:style-name="ce20"/>
          <table:table-cell table:number-columns-repeated="1015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3">12/23/2024</text:date>, <text:time>23:2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4-12-23T23:28:24.03</dc:date>
    <dc:creator>David Beerens</dc:creator>
    <meta:editing-duration>P2DT16H55M</meta:editing-duration>
    <meta:editing-cycles>131</meta:editing-cycles>
    <meta:generator>OpenOffice/4.1.15$Win32 OpenOffice.org_project/4115m2$Build-9813</meta:generator>
    <meta:document-statistic meta:table-count="5" meta:cell-count="3963" meta:object-count="0"/>
  </office:meta>
</office:document-meta>
</file>